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1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0"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1"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2" style:family="graphic" style:parent-style-name="standard">
      <style:graphic-properties draw:stroke="none" draw:fill="solid" draw:fill-color="#777475"/>
    </style:style>
    <style:style style:name="gr12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27" style:family="graphic" style:parent-style-name="standard">
      <style:graphic-properties draw:stroke="none" draw:fill="solid" draw:fill-color="#231f20"/>
    </style:style>
    <style:style style:name="gr12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1"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32"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3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34" style:family="graphic" style:parent-style-name="standard">
      <style:graphic-properties draw:stroke="none" draw:fill="solid" draw:fill-color="#5e2c95"/>
    </style:style>
    <style:style style:name="gr13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3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37" style:family="graphic" style:parent-style-name="standard">
      <style:graphic-properties draw:stroke="none" draw:fill="solid" draw:fill-color="#5a5758"/>
    </style:style>
    <style:style style:name="gr13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39" style:family="graphic" style:parent-style-name="standard">
      <style:graphic-properties draw:stroke="none" draw:fill="solid" draw:fill-color="#e51b24"/>
    </style:style>
    <style:style style:name="gr14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4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4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4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4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4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6" style:family="graphic" style:parent-style-name="standard">
      <style:graphic-properties draw:stroke="none" draw:fill="solid" draw:fill-color="#201d1d"/>
    </style:style>
    <style:style style:name="gr147" style:family="graphic" style:parent-style-name="standard">
      <style:graphic-properties draw:stroke="none" draw:fill="solid" draw:fill-color="#e71b23"/>
    </style:style>
    <style:style style:name="gr148" style:family="graphic" style:parent-style-name="standard">
      <style:graphic-properties draw:stroke="none" draw:fill="solid" draw:fill-color="#1a1f45"/>
    </style:style>
    <style:style style:name="gr149" style:family="graphic" style:parent-style-name="standard">
      <style:graphic-properties draw:stroke="none" draw:fill="solid" draw:fill-color="#211d1d"/>
    </style:style>
    <style:style style:name="gr150" style:family="graphic" style:parent-style-name="standard">
      <style:graphic-properties draw:stroke="none" draw:fill="solid" draw:fill-color="#e41d26"/>
    </style:style>
    <style:style style:name="gr151"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3.40000009536743pt" style:font-size-asian="3.40000009536743pt" style:font-size-complex="3.40000009536743pt"/>
    </style:style>
    <style:style style:name="P15" style:family="paragraph">
      <loext:graphic-properties draw:fill="none"/>
      <style:paragraph-properties style:writing-mode="lr-tb"/>
      <style:text-properties fo:font-size="3.5pt" style:font-size-asian="3.5pt" style:font-size-complex="3.5pt"/>
    </style:style>
    <style:style style:name="P16" style:family="paragraph">
      <loext:graphic-properties draw:fill="none"/>
      <style:paragraph-properties style:writing-mode="lr-tb"/>
      <style:text-properties fo:font-size="3.59999990463257pt" style:font-size-asian="3.59999990463257pt" style:font-size-complex="3.59999990463257pt"/>
    </style:style>
    <style:style style:name="P17" style:family="paragraph">
      <loext:graphic-properties draw:fill="none"/>
      <style:paragraph-properties fo:text-align="start" style:writing-mode="lr-tb"/>
      <style:text-properties fo:font-size="3.70000004768372pt" style:font-size-asian="3.70000004768372pt" style:font-size-complex="3.70000004768372pt"/>
    </style:style>
    <style:style style:name="P18" style:family="paragraph">
      <loext:graphic-properties draw:fill="solid" draw:fill-color="#777475"/>
    </style:style>
    <style:style style:name="P19" style:family="paragraph">
      <loext:graphic-properties draw:fill="none"/>
      <style:paragraph-properties style:writing-mode="lr-tb"/>
      <style:text-properties fo:font-size="8.10000038146973pt" style:font-size-asian="8.10000038146973pt" style:font-size-complex="8.10000038146973pt"/>
    </style:style>
    <style:style style:name="P20" style:family="paragraph">
      <loext:graphic-properties draw:fill="none"/>
      <style:paragraph-properties style:writing-mode="lr-tb"/>
      <style:text-properties fo:font-size="8.19999980926514pt" style:font-size-asian="8.19999980926514pt" style:font-size-complex="8.19999980926514pt"/>
    </style:style>
    <style:style style:name="P21" style:family="paragraph">
      <loext:graphic-properties draw:fill="none"/>
      <style:paragraph-properties style:writing-mode="lr-tb"/>
      <style:text-properties fo:font-size="8.30000019073486pt" style:font-size-asian="8.30000019073486pt" style:font-size-complex="8.30000019073486pt"/>
    </style:style>
    <style:style style:name="P22" style:family="paragraph">
      <loext:graphic-properties draw:fill="solid" draw:fill-color="#fbcbb4"/>
    </style:style>
    <style:style style:name="P23" style:family="paragraph">
      <loext:graphic-properties draw:fill="solid" draw:fill-color="#231f20"/>
    </style:style>
    <style:style style:name="P24" style:family="paragraph">
      <loext:graphic-properties draw:fill="none"/>
      <style:paragraph-properties style:writing-mode="lr-tb"/>
      <style:text-properties fo:font-size="14.1000003814697pt" style:font-size-asian="14.1000003814697pt" style:font-size-complex="14.1000003814697pt"/>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none"/>
      <style:paragraph-properties style:writing-mode="lr-tb"/>
      <style:text-properties fo:font-size="11.5pt" style:font-size-asian="11.5pt" style:font-size-complex="11.5pt"/>
    </style:style>
    <style:style style:name="P27" style:family="paragraph">
      <loext:graphic-properties draw:fill="solid" draw:fill-color="#5e2c95"/>
    </style:style>
    <style:style style:name="P28" style:family="paragraph">
      <loext:graphic-properties draw:fill="none"/>
      <style:paragraph-properties style:writing-mode="lr-tb"/>
      <style:text-properties fo:font-size="2.90000009536743pt" style:font-size-asian="2.90000009536743pt" style:font-size-complex="2.90000009536743pt"/>
    </style:style>
    <style:style style:name="P29" style:family="paragraph">
      <loext:graphic-properties draw:fill="solid" draw:fill-color="#5a5758"/>
    </style:style>
    <style:style style:name="P30" style:family="paragraph">
      <loext:graphic-properties draw:fill="none"/>
      <style:paragraph-properties style:writing-mode="lr-tb"/>
      <style:text-properties fo:font-size="2.59999990463257pt" style:font-size-asian="2.59999990463257pt" style:font-size-complex="2.59999990463257pt"/>
    </style:style>
    <style:style style:name="P31" style:family="paragraph">
      <loext:graphic-properties draw:fill="solid" draw:fill-color="#e51b24"/>
    </style:style>
    <style:style style:name="P32" style:family="paragraph">
      <loext:graphic-properties draw:fill="solid" draw:fill-color="#eb2a31"/>
    </style:style>
    <style:style style:name="P33" style:family="paragraph">
      <loext:graphic-properties draw:fill="solid" draw:fill-color="#201d1d"/>
    </style:style>
    <style:style style:name="P34" style:family="paragraph">
      <loext:graphic-properties draw:fill="solid" draw:fill-color="#e71b23"/>
    </style:style>
    <style:style style:name="P35" style:family="paragraph">
      <loext:graphic-properties draw:fill="solid" draw:fill-color="#1a1f45"/>
    </style:style>
    <style:style style:name="P36" style:family="paragraph">
      <loext:graphic-properties draw:fill="solid" draw:fill-color="#211d1d"/>
    </style:style>
    <style:style style:name="P37" style:family="paragraph">
      <loext:graphic-properties draw:fill="solid" draw:fill-color="#e41d26"/>
    </style:style>
    <style:style style:name="P38"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path draw:style-name="gr64" draw:text-style-name="P6" draw:layer="layout" svg:width="1.215cm" svg:height="2.209cm" svg:x="26.533cm" svg:y="17.143cm" svg:viewBox="0 0 1216 2210" svg:d="M967 0l-182 556 18 79-10 73-54 97-53 93-390 910-296 402M790 696h426M771 760h40">
          <text:p/>
        </draw:path>
        <draw:line draw:style-name="gr72"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3" draw:text-style-name="P5" draw:layer="layout" svg:width="1.317cm" svg:height="1.956cm" svg:x="10.941cm" svg:y="17.459cm" svg:viewBox="0 0 1318 1957" draw:points="1318,1939 1287,1957 0,21 33,0">
          <text:p/>
        </draw:polygon>
        <draw:frame draw:style-name="gr74" draw:text-style-name="P14" draw:layer="layout" svg:width="0.124cm" svg:height="0.162cm" draw:transform="rotate (-0.388161225643539) translate (30.926cm 5.794cm)">
          <draw:text-box>
            <text:p text:style-name="P10"><text:span text:style-name="T7"><text:s/></text:span></text:p>
          </draw:text-box>
        </draw:frame>
        <draw:frame draw:style-name="gr74" draw:text-style-name="P14" draw:layer="layout" svg:width="0.124cm" svg:height="0.162cm" draw:transform="rotate (-0.378561914757571) translate (30.952cm 5.806cm)">
          <draw:text-box>
            <text:p text:style-name="P10"><text:span text:style-name="T7"><text:s/></text:span></text:p>
          </draw:text-box>
        </draw:frame>
        <draw:frame draw:style-name="gr75" draw:text-style-name="P14" draw:layer="layout" svg:width="0.125cm" svg:height="0.162cm" draw:transform="rotate (0.217468024798493) translate (24.233cm 5.514cm)">
          <draw:text-box>
            <text:p text:style-name="P10"><text:span text:style-name="T8"><text:s/></text:span></text:p>
          </draw:text-box>
        </draw:frame>
        <draw:frame draw:style-name="gr75" draw:text-style-name="P14" draw:layer="layout" svg:width="0.125cm" svg:height="0.162cm" draw:transform="rotate (0.226892802759263) translate (24.261cm 5.507cm)">
          <draw:text-box>
            <text:p text:style-name="P10"><text:span text:style-name="T8"><text:s/></text:span></text:p>
          </draw:text-box>
        </draw:frame>
        <draw:frame draw:style-name="gr74" draw:text-style-name="P14" draw:layer="layout" svg:width="0.124cm" svg:height="0.162cm" draw:transform="rotate (0.414166631498254) translate (17.129cm 13.183cm)">
          <draw:text-box>
            <text:p text:style-name="P10"><text:span text:style-name="T7"><text:s/></text:span></text:p>
          </draw:text-box>
        </draw:frame>
        <draw:frame draw:style-name="gr75" draw:text-style-name="P14" draw:layer="layout" svg:width="0.125cm" svg:height="0.162cm" draw:transform="rotate (0.272969495011913) translate (17.436cm 13.059cm)">
          <draw:text-box>
            <text:p text:style-name="P10"><text:span text:style-name="T8"><text:s/></text:span></text:p>
          </draw:text-box>
        </draw:frame>
        <draw:frame draw:style-name="gr75" draw:text-style-name="P14" draw:layer="layout" svg:width="0.125cm" svg:height="0.162cm" draw:transform="rotate (0.188321026290188) translate (17.474cm 13.049cm)">
          <draw:text-box>
            <text:p text:style-name="P10"><text:span text:style-name="T8"><text:s/></text:span></text:p>
          </draw:text-box>
        </draw:frame>
        <draw:frame draw:style-name="gr76" draw:text-style-name="P15" draw:layer="layout" svg:width="0.12cm" svg:height="0.166cm" draw:transform="rotate (0.977733446967224) translate (19.893cm 11.164cm)">
          <draw:text-box>
            <text:p text:style-name="P10"><text:span text:style-name="T9"><text:s/></text:span></text:p>
          </draw:text-box>
        </draw:frame>
        <draw:frame draw:style-name="gr76" draw:text-style-name="P15" draw:layer="layout" svg:width="0.12cm" svg:height="0.166cm" draw:transform="rotate (0.996408469963563) translate (19.909cm 11.142cm)">
          <draw:text-box>
            <text:p text:style-name="P10"><text:span text:style-name="T9"><text:s/></text:span></text:p>
          </draw:text-box>
        </draw:frame>
        <draw:frame draw:style-name="gr77" draw:text-style-name="P16" draw:layer="layout" svg:width="0.12cm" svg:height="0.175cm" draw:transform="rotate (1.02956972575146) translate (20.135cm 10.766cm)">
          <draw:text-box>
            <text:p text:style-name="P10"><text:span text:style-name="T10"><text:s/></text:span></text:p>
          </draw:text-box>
        </draw:frame>
        <draw:frame draw:style-name="gr74" draw:text-style-name="P14" draw:layer="layout" svg:width="0.124cm" svg:height="0.162cm" draw:transform="rotate (0.393571746324721) translate (13.674cm 15.091cm)">
          <draw:text-box>
            <text:p text:style-name="P10"><text:span text:style-name="T7"><text:s/></text:span></text:p>
          </draw:text-box>
        </draw:frame>
        <draw:frame draw:style-name="gr74" draw:text-style-name="P14" draw:layer="layout" svg:width="0.124cm" svg:height="0.162cm" draw:transform="rotate (0.401774793809095) translate (13.7cm 15.08cm)">
          <draw:text-box>
            <text:p text:style-name="P10"><text:span text:style-name="T7"><text:s/></text:span></text:p>
          </draw:text-box>
        </draw:frame>
        <draw:frame draw:style-name="gr74" draw:text-style-name="P14" draw:layer="layout" svg:width="0.124cm" svg:height="0.162cm" draw:transform="rotate (0.402996524285491) translate (8.646cm 15.868cm)">
          <draw:text-box>
            <text:p text:style-name="P10"><text:span text:style-name="T7"><text:s/></text:span></text:p>
          </draw:text-box>
        </draw:frame>
        <draw:frame draw:style-name="gr74" draw:text-style-name="P14" draw:layer="layout" svg:width="0.124cm" svg:height="0.162cm" draw:transform="rotate (0.327598300599336) translate (8.944cm 15.738cm)">
          <draw:text-box>
            <text:p text:style-name="P10"><text:span text:style-name="T7"><text:s/></text:span></text:p>
          </draw:text-box>
        </draw:frame>
        <draw:frame draw:style-name="gr78" draw:text-style-name="P15" draw:layer="layout" svg:width="0.122cm" svg:height="0.166cm" draw:transform="rotate (0.753284105160752) translate (7.328cm 17.183cm)">
          <draw:text-box>
            <text:p text:style-name="P10"><text:span text:style-name="T11"><text:s/></text:span></text:p>
          </draw:text-box>
        </draw:frame>
        <draw:frame draw:style-name="gr79" draw:text-style-name="P15" draw:layer="layout" svg:width="0.121cm" svg:height="0.166cm" draw:transform="rotate (0.827111532520113) translate (7.708cm 16.792cm)">
          <draw:text-box>
            <text:p text:style-name="P10"><text:span text:style-name="T11"><text:s/></text:span></text:p>
          </draw:text-box>
        </draw:frame>
        <draw:frame draw:style-name="gr79" draw:text-style-name="P15" draw:layer="layout" svg:width="0.121cm" svg:height="0.166cm" draw:transform="rotate (0.853640537150426) translate (7.726cm 16.772cm)">
          <draw:text-box>
            <text:p text:style-name="P10"><text:span text:style-name="T11"><text:s/></text:span></text:p>
          </draw:text-box>
        </draw:frame>
        <draw:frame draw:style-name="gr80" draw:text-style-name="P15" draw:layer="layout" svg:width="0.106cm" svg:height="0.166cm" draw:transform="rotate (-0.75729836244034) translate (27.294cm 18.898cm)">
          <draw:text-box>
            <text:p text:style-name="P10"><text:span text:style-name="T12"><text:s/></text:span></text:p>
          </draw:text-box>
        </draw:frame>
        <draw:frame draw:style-name="gr80" draw:text-style-name="P15" draw:layer="layout" svg:width="0.106cm" svg:height="0.166cm" draw:transform="rotate (-0.673348025419412) translate (27.769cm 19.314cm)">
          <draw:text-box>
            <text:p text:style-name="P10"><text:span text:style-name="T13"><text:s/></text:span></text:p>
          </draw:text-box>
        </draw:frame>
        <draw:frame draw:style-name="gr81" draw:text-style-name="P14" draw:layer="layout" svg:width="0.108cm" svg:height="0.162cm" draw:transform="rotate (-0.278380015693095) translate (27.76cm 19.318cm)">
          <draw:text-box>
            <text:p text:style-name="P10"><text:span text:style-name="T14"><text:s/></text:span></text:p>
          </draw:text-box>
        </draw:frame>
        <draw:frame draw:style-name="gr82" draw:text-style-name="P14" draw:layer="layout" svg:width="0.109cm" svg:height="0.162cm" draw:transform="rotate (-0.1232202451908) translate (27.771cm 19.325cm)">
          <draw:text-box>
            <text:p text:style-name="P10"><text:span text:style-name="T15"><text:s/></text:span></text:p>
          </draw:text-box>
        </draw:frame>
        <draw:frame draw:style-name="gr82" draw:text-style-name="P14" draw:layer="layout" svg:width="0.109cm" svg:height="0.162cm" draw:transform="rotate (-0.0607374579694036) translate (27.787cm 19.324cm)">
          <draw:text-box>
            <text:p text:style-name="P10"><text:span text:style-name="T15"><text:s/></text:span></text:p>
          </draw:text-box>
        </draw:frame>
        <draw:frame draw:style-name="gr82" draw:text-style-name="P14" draw:layer="layout" svg:width="0.109cm" svg:height="0.162cm" draw:transform="rotate (-0.146084058391925) translate (27.816cm 19.325cm)">
          <draw:text-box>
            <text:p text:style-name="P10"><text:span text:style-name="T15"><text:s/></text:span></text:p>
          </draw:text-box>
        </draw:frame>
        <draw:frame draw:style-name="gr83" draw:text-style-name="P14" draw:layer="layout" svg:width="0.107cm" svg:height="0.162cm" draw:transform="rotate (-0.462163185928099) translate (27.873cm 19.336cm)">
          <draw:text-box>
            <text:p text:style-name="P10"><text:span text:style-name="T16"><text:s/></text:span></text:p>
          </draw:text-box>
        </draw:frame>
        <draw:frame draw:style-name="gr80" draw:text-style-name="P15" draw:layer="layout" svg:width="0.106cm" svg:height="0.166cm" draw:transform="rotate (-0.677187749773801) translate (27.915cm 19.361cm)">
          <draw:text-box>
            <text:p text:style-name="P10"><text:span text:style-name="T13"><text:s/></text:span></text:p>
          </draw:text-box>
        </draw:frame>
        <draw:frame draw:style-name="gr80" draw:text-style-name="P15" draw:layer="layout" svg:width="0.106cm" svg:height="0.166cm" draw:transform="rotate (-0.677187749773801) translate (27.935cm 19.377cm)">
          <draw:text-box>
            <text:p text:style-name="P10"><text:span text:style-name="T13"><text:s text:c="2"/></text:span></text:p>
          </draw:text-box>
        </draw:frame>
        <draw:frame draw:style-name="gr80" draw:text-style-name="P15" draw:layer="layout" svg:width="0.106cm" svg:height="0.166cm" draw:transform="rotate (-0.677885881474597) translate (28.12cm 19.529cm)">
          <draw:text-box>
            <text:p text:style-name="P10"><text:span text:style-name="T13"><text:s/></text:span></text:p>
          </draw:text-box>
        </draw:frame>
        <draw:frame draw:style-name="gr84" draw:text-style-name="P15" draw:layer="layout" svg:width="0.123cm" svg:height="0.166cm" draw:transform="rotate (0.506145483078356) translate (29.293cm 18.998cm)">
          <draw:text-box>
            <text:p text:style-name="P10"><text:span text:style-name="T17"><text:s/></text:span></text:p>
          </draw:text-box>
        </draw:frame>
        <draw:frame draw:style-name="gr84" draw:text-style-name="P15" draw:layer="layout" svg:width="0.123cm" svg:height="0.166cm" draw:transform="rotate (0.506145483078356) translate (29.319cm 18.984cm)">
          <draw:text-box>
            <text:p text:style-name="P10"><text:span text:style-name="T17"><text:s/></text:span></text:p>
          </draw:text-box>
        </draw:frame>
        <draw:frame draw:style-name="gr75" draw:text-style-name="P14" draw:layer="layout" svg:width="0.125cm" svg:height="0.162cm" draw:transform="rotate (-0.0366519142918816) translate (29.815cm 18.837cm)">
          <draw:text-box>
            <text:p text:style-name="P10"><text:span text:style-name="T18"><text:s/></text:span></text:p>
          </draw:text-box>
        </draw:frame>
        <draw:frame draw:style-name="gr75" draw:text-style-name="P14" draw:layer="layout" svg:width="0.125cm" svg:height="0.162cm" draw:transform="rotate (-0.120253185462409) translate (29.854cm 18.839cm)">
          <draw:text-box>
            <text:p text:style-name="P10"><text:span text:style-name="T18"><text:s/></text:span></text:p>
          </draw:text-box>
        </draw:frame>
        <draw:frame draw:style-name="gr75" draw:text-style-name="P14" draw:layer="layout" svg:width="0.125cm" svg:height="0.162cm" draw:transform="rotate (0.149051118120316) translate (5.023cm 18.684cm)">
          <draw:text-box>
            <text:p text:style-name="P10"><text:span text:style-name="T8"><text:s/></text:span></text:p>
          </draw:text-box>
        </draw:frame>
        <draw:frame draw:style-name="gr75" draw:text-style-name="P14" draw:layer="layout" svg:width="0.125cm" svg:height="0.162cm" draw:transform="rotate (0.144862327915529) translate (5.054cm 18.68cm)">
          <draw:text-box>
            <text:p text:style-name="P10"><text:span text:style-name="T18"><text:s/></text:span></text:p>
          </draw:text-box>
        </draw:frame>
        <draw:frame draw:style-name="gr75" draw:text-style-name="P14" draw:layer="layout" svg:width="0.125cm" svg:height="0.162cm" draw:transform="rotate (0.139626340159546) translate (5.618cm 18.605cm)">
          <draw:text-box>
            <text:p text:style-name="P10"><text:span text:style-name="T18"><text:s/></text:span></text:p>
          </draw:text-box>
        </draw:frame>
        <draw:frame draw:style-name="gr75" draw:text-style-name="P14" draw:layer="layout" svg:width="0.125cm" svg:height="0.162cm" draw:transform="rotate (0.139626340159546) translate (5.648cm 18.601cm)">
          <draw:text-box>
            <text:p text:style-name="P10"><text:span text:style-name="T18"><text:s/></text:span></text:p>
          </draw:text-box>
        </draw:frame>
        <draw:frame draw:style-name="gr75" draw:text-style-name="P14" draw:layer="layout" svg:width="0.125cm" svg:height="0.162cm" draw:transform="rotate (-0.29251718263425) translate (6.007cm 30.94cm)">
          <draw:text-box>
            <text:p text:style-name="P10"><text:span text:style-name="T8"><text:s/></text:span></text:p>
          </draw:text-box>
        </draw:frame>
        <draw:frame draw:style-name="gr75" draw:text-style-name="P14" draw:layer="layout" svg:width="0.125cm" svg:height="0.162cm" draw:transform="rotate (-0.13229595730117) translate (6.024cm 30.945cm)">
          <draw:text-box>
            <text:p text:style-name="P10"><text:span text:style-name="T18"><text:s/></text:span></text:p>
          </draw:text-box>
        </draw:frame>
        <draw:frame draw:style-name="gr74" draw:text-style-name="P14" draw:layer="layout" svg:width="0.124cm" svg:height="0.162cm" draw:transform="rotate (-0.415737427825049) translate (6.525cm 31.093cm)">
          <draw:text-box>
            <text:p text:style-name="P10"><text:span text:style-name="T7"><text:s/></text:span></text:p>
          </draw:text-box>
        </draw:frame>
        <draw:frame draw:style-name="gr85" draw:text-style-name="P16" draw:layer="layout" svg:width="0.11cm" svg:height="0.175cm" draw:transform="rotate (-1.25052840905394) translate (10.413cm 31.379cm)">
          <draw:text-box>
            <text:p text:style-name="P10"><text:span text:style-name="T19"><text:s/></text:span></text:p>
          </draw:text-box>
        </draw:frame>
        <draw:frame draw:style-name="gr86" draw:text-style-name="P16" draw:layer="layout" svg:width="0.118cm" svg:height="0.175cm" draw:transform="rotate (1.56678206951531) translate (3.231cm 24.985cm)">
          <draw:text-box>
            <text:p text:style-name="P10"><text:span text:style-name="T20"><text:s/></text:span></text:p>
          </draw:text-box>
        </draw:frame>
        <draw:frame draw:style-name="gr77" draw:text-style-name="P16" draw:layer="layout" svg:width="0.12cm" svg:height="0.175cm" draw:transform="rotate (-1.03690010860983) translate (15.958cm 12.384cm)">
          <draw:text-box>
            <text:p text:style-name="P10"><text:span text:style-name="T10"><text:s/></text:span></text:p>
          </draw:text-box>
        </draw:frame>
        <draw:frame draw:style-name="gr77" draw:text-style-name="P16" draw:layer="layout" svg:width="0.12cm" svg:height="0.175cm" draw:transform="rotate (-1.03044239037745) translate (15.97cm 12.409cm)">
          <draw:text-box>
            <text:p text:style-name="P10"><text:span text:style-name="T10"><text:s/></text:span></text:p>
          </draw:text-box>
        </draw:frame>
        <draw:frame draw:style-name="gr79" draw:text-style-name="P15" draw:layer="layout" svg:width="0.121cm" svg:height="0.166cm" draw:transform="rotate (-0.856433063953618) translate (1.177cm 34.135cm)">
          <draw:text-box>
            <text:p text:style-name="P10"><text:span text:style-name="T11"><text:s/></text:span></text:p>
          </draw:text-box>
        </draw:frame>
        <draw:frame draw:style-name="gr75" draw:text-style-name="P14" draw:layer="layout" svg:width="0.125cm" svg:height="0.162cm" draw:transform="rotate (-0.0947713783832927) translate (1.739cm 34.399cm)">
          <draw:text-box>
            <text:p text:style-name="P10"><text:span text:style-name="T18"><text:s/></text:span></text:p>
          </draw:text-box>
        </draw:frame>
        <draw:frame draw:style-name="gr75" draw:text-style-name="P14" draw:layer="layout" svg:width="0.125cm" svg:height="0.162cm" draw:transform="rotate (-0.101054563690472) translate (1.769cm 34.404cm)">
          <draw:text-box>
            <text:p text:style-name="P10"><text:span text:style-name="T18"><text:s/></text:span></text:p>
          </draw:text-box>
        </draw:frame>
        <draw:frame draw:style-name="gr74" draw:text-style-name="P14" draw:layer="layout" svg:width="0.124cm" svg:height="0.162cm" draw:transform="rotate (0.364948346592014) translate (2.29cm 34.46cm)">
          <draw:text-box>
            <text:p text:style-name="P10"><text:span text:style-name="T7"><text:s/></text:span></text:p>
          </draw:text-box>
        </draw:frame>
        <draw:frame draw:style-name="gr74" draw:text-style-name="P14" draw:layer="layout" svg:width="0.124cm" svg:height="0.162cm" draw:transform="rotate (0.364773813666815) translate (2.318cm 34.45cm)">
          <draw:text-box>
            <text:p text:style-name="P10"><text:span text:style-name="T7"><text:s/></text:span></text:p>
          </draw:text-box>
        </draw:frame>
        <draw:frame draw:style-name="gr87" draw:text-style-name="P12" draw:layer="layout" svg:width="0.134cm" svg:height="0.175cm" draw:transform="rotate (-0.222180413778879) translate (8.7cm 13.7cm)">
          <draw:text-box>
            <text:p text:style-name="P10"><text:span text:style-name="T21"><text:s/></text:span></text:p>
          </draw:text-box>
        </draw:frame>
        <draw:frame draw:style-name="gr88" draw:text-style-name="P11" draw:layer="layout" svg:width="0.117cm" svg:height="0.183cm" draw:transform="rotate (0.933751149816966) translate (9.939cm 12.551cm)">
          <draw:text-box>
            <text:p text:style-name="P10"><text:span text:style-name="T22"><text:s/></text:span></text:p>
          </draw:text-box>
        </draw:frame>
        <draw:frame draw:style-name="gr89" draw:text-style-name="P12" draw:layer="layout" svg:width="0.133cm" svg:height="0.179cm" draw:transform="rotate (0.501258561172771) translate (11.769cm 13.47cm)">
          <draw:text-box>
            <text:p text:style-name="P10"><text:span text:style-name="T23"><text:s/></text:span></text:p>
          </draw:text-box>
        </draw:frame>
        <draw:frame draw:style-name="gr89" draw:text-style-name="P12" draw:layer="layout" svg:width="0.133cm" svg:height="0.179cm" draw:transform="rotate (0.512952267161133) translate (11.802cm 13.452cm)">
          <draw:text-box>
            <text:p text:style-name="P10"><text:span text:style-name="T23"><text:s/></text:span></text:p>
          </draw:text-box>
        </draw:frame>
        <draw:frame draw:style-name="gr89" draw:text-style-name="P12" draw:layer="layout" svg:width="0.133cm" svg:height="0.179cm" draw:transform="rotate (0.518362787842316) translate (11.836cm 13.433cm)">
          <draw:text-box>
            <text:p text:style-name="P10"><text:span text:style-name="T23"><text:s/></text:span></text:p>
          </draw:text-box>
        </draw:frame>
        <draw:frame draw:style-name="gr90" draw:text-style-name="P11" draw:layer="layout" svg:width="0.132cm" svg:height="0.179cm" draw:transform="rotate (-0.690626785014156) translate (7.703cm 13.358cm)">
          <draw:text-box>
            <text:p text:style-name="P10"><text:span text:style-name="T24"><text:s/></text:span></text:p>
          </draw:text-box>
        </draw:frame>
        <draw:frame draw:style-name="gr91" draw:text-style-name="P12" draw:layer="layout" svg:width="0.12cm" svg:height="0.179cm" draw:transform="rotate (-0.473507826066062) translate (8.967cm 14.956cm)">
          <draw:text-box>
            <text:p text:style-name="P10"><text:span text:style-name="T25"><text:s/></text:span></text:p>
          </draw:text-box>
        </draw:frame>
        <draw:frame draw:style-name="gr92" draw:text-style-name="P13" draw:layer="layout" svg:width="0.127cm" svg:height="0.183cm" draw:transform="rotate (1.63781697007148) translate (11.563cm 13.993cm)">
          <draw:text-box>
            <text:p text:style-name="P10"><text:span text:style-name="T26"><text:s text:c="2"/></text:span></text:p>
          </draw:text-box>
        </draw:frame>
        <draw:frame draw:style-name="gr93" draw:text-style-name="P12" draw:layer="layout" svg:width="0.135cm" svg:height="0.175cm" draw:transform="rotate (0.0329867228626928) translate (6.57cm 18.675cm)">
          <draw:text-box>
            <text:p text:style-name="P10"><text:span text:style-name="T27"><text:s/></text:span></text:p>
          </draw:text-box>
        </draw:frame>
        <draw:frame draw:style-name="gr89" draw:text-style-name="P12" draw:layer="layout" svg:width="0.133cm" svg:height="0.179cm" draw:transform="rotate (-0.508763476956347) translate (7.275cm 18.708cm)">
          <draw:text-box>
            <text:p text:style-name="P10"><text:span text:style-name="T23"><text:s/></text:span></text:p>
          </draw:text-box>
        </draw:frame>
        <draw:frame draw:style-name="gr94" draw:text-style-name="P11" draw:layer="layout" svg:width="0.565cm" svg:height="0.179cm" draw:transform="rotate (-0.815068760681352) translate (9.212cm 23.045cm)">
          <draw:text-box>
            <text:p text:style-name="P10"><text:span text:style-name="T24"><text:s text:c="2"/></text:span></text:p>
          </draw:text-box>
        </draw:frame>
        <draw:frame draw:style-name="gr93" draw:text-style-name="P12" draw:layer="layout" svg:width="0.135cm" svg:height="0.175cm" draw:transform="rotate (-0.190240888467382) translate (3.906cm 30.049cm)">
          <draw:text-box>
            <text:p text:style-name="P10"><text:span text:style-name="T21"><text:s/></text:span></text:p>
          </draw:text-box>
        </draw:frame>
        <draw:frame draw:style-name="gr87" draw:text-style-name="P12" draw:layer="layout" svg:width="0.134cm" svg:height="0.175cm" draw:transform="rotate (-0.214675497995303) translate (3.95cm 30.057cm)">
          <draw:text-box>
            <text:p text:style-name="P10"><text:span text:style-name="T21"><text:s/></text:span></text:p>
          </draw:text-box>
        </draw:frame>
        <draw:frame draw:style-name="gr89" draw:text-style-name="P12" draw:layer="layout" svg:width="0.133cm" svg:height="0.179cm" draw:transform="rotate (-0.453262006742928) translate (4.261cm 30.157cm)">
          <draw:text-box>
            <text:p text:style-name="P10"><text:span text:style-name="T23"><text:s/></text:span></text:p>
          </draw:text-box>
        </draw:frame>
        <draw:frame draw:style-name="gr87" draw:text-style-name="P12" draw:layer="layout" svg:width="0.134cm" svg:height="0.175cm" draw:transform="rotate (0.232826922216044) translate (4.87cm 30.126cm)">
          <draw:text-box>
            <text:p text:style-name="P10"><text:span text:style-name="T21"><text:s/></text:span></text:p>
          </draw:text-box>
        </draw:frame>
        <draw:frame draw:style-name="gr87" draw:text-style-name="P12" draw:layer="layout" svg:width="0.134cm" svg:height="0.175cm" draw:transform="rotate (-0.204378055408536) translate (5.323cm 30.133cm)">
          <draw:text-box>
            <text:p text:style-name="P10"><text:span text:style-name="T21"><text:s/></text:span></text:p>
          </draw:text-box>
        </draw:frame>
        <draw:frame draw:style-name="gr90" draw:text-style-name="P12" draw:layer="layout" svg:width="0.132cm" svg:height="0.179cm" draw:transform="rotate (0.605978316292431) translate (7.426cm 31.056cm)">
          <draw:text-box>
            <text:p text:style-name="P10"><text:span text:style-name="T28"><text:s/></text:span></text:p>
          </draw:text-box>
        </draw:frame>
        <draw:frame draw:style-name="gr93" draw:text-style-name="P12" draw:layer="layout" svg:width="0.135cm" svg:height="0.175cm" draw:transform="rotate (0.0525344104850293) translate (9.334cm 31.102cm)">
          <draw:text-box>
            <text:p text:style-name="P10"><text:span text:style-name="T27"><text:s/></text:span></text:p>
          </draw:text-box>
        </draw:frame>
        <draw:frame draw:style-name="gr87" draw:text-style-name="P12" draw:layer="layout" svg:width="0.134cm" svg:height="0.175cm" draw:transform="rotate (-0.327947366449736) translate (9.793cm 31.151cm)">
          <draw:text-box>
            <text:p text:style-name="P10"><text:span text:style-name="T29"><text:s/></text:span></text:p>
          </draw:text-box>
        </draw:frame>
        <draw:frame draw:style-name="gr87" draw:text-style-name="P12" draw:layer="layout" svg:width="0.134cm" svg:height="0.175cm" draw:transform="rotate (-0.390255620745932) translate (9.842cm 31.168cm)">
          <draw:text-box>
            <text:p text:style-name="P10"><text:span text:style-name="T29"><text:s/></text:span></text:p>
          </draw:text-box>
        </draw:frame>
        <draw:frame draw:style-name="gr89" draw:text-style-name="P12" draw:layer="layout" svg:width="0.133cm" svg:height="0.179cm" draw:transform="rotate (-0.462163185928099) translate (9.892cm 31.189cm)">
          <draw:text-box>
            <text:p text:style-name="P10"><text:span text:style-name="T23"><text:s/></text:span></text:p>
          </draw:text-box>
        </draw:frame>
        <draw:frame draw:style-name="gr95" draw:text-style-name="P13" draw:layer="layout" svg:width="0.684cm" svg:height="0.183cm" draw:transform="rotate (1.5707963267949) translate (3.792cm 34.029cm)">
          <draw:text-box>
            <text:p text:style-name="P10"><text:span text:style-name="T30"><text:s text:c="2"/></text:span></text:p>
          </draw:text-box>
        </draw:frame>
        <draw:frame draw:style-name="gr96" draw:text-style-name="P11" draw:layer="layout" svg:width="0.116cm" svg:height="0.183cm" draw:transform="rotate (0.989776218805984) translate (10.268cm 32.632cm)">
          <draw:text-box>
            <text:p text:style-name="P10"><text:span text:style-name="T22"><text:s/></text:span></text:p>
          </draw:text-box>
        </draw:frame>
        <draw:frame draw:style-name="gr97" draw:text-style-name="P13" draw:layer="layout" svg:width="0.128cm" svg:height="0.183cm" draw:transform="rotate (1.30568081341696) translate (13.652cm 41.665cm)">
          <draw:text-box>
            <text:p text:style-name="P10"><text:span text:style-name="T26"><text:s/></text:span></text:p>
          </draw:text-box>
        </draw:frame>
        <draw:frame draw:style-name="gr97" draw:text-style-name="P13" draw:layer="layout" svg:width="0.128cm" svg:height="0.183cm" draw:transform="rotate (1.30463361586576) translate (13.662cm 41.627cm)">
          <draw:text-box>
            <text:p text:style-name="P10"><text:span text:style-name="T26"><text:s/></text:span></text:p>
          </draw:text-box>
        </draw:frame>
        <draw:frame draw:style-name="gr97" draw:text-style-name="P13" draw:layer="layout" svg:width="0.128cm" svg:height="0.183cm" draw:transform="rotate (1.29852496348378) translate (13.717cm 41.428cm)">
          <draw:text-box>
            <text:p text:style-name="P10"><text:span text:style-name="T26"><text:s/></text:span></text:p>
          </draw:text-box>
        </draw:frame>
        <draw:frame draw:style-name="gr98" draw:text-style-name="P12" draw:layer="layout" svg:width="0.127cm" svg:height="0.179cm" draw:transform="rotate (-0.466351976132885) translate (12.315cm 35.654cm)">
          <draw:text-box>
            <text:p text:style-name="P10"><text:span text:style-name="T31"><text:s/></text:span></text:p>
          </draw:text-box>
        </draw:frame>
        <draw:frame draw:style-name="gr98" draw:text-style-name="P12" draw:layer="layout" svg:width="0.127cm" svg:height="0.179cm" draw:transform="rotate (-0.456403599396517) translate (12.347cm 35.671cm)">
          <draw:text-box>
            <text:p text:style-name="P10"><text:span text:style-name="T31"><text:s/></text:span></text:p>
          </draw:text-box>
        </draw:frame>
        <draw:frame draw:style-name="gr99" draw:text-style-name="P11" draw:layer="layout" svg:width="0.131cm" svg:height="0.179cm" draw:transform="rotate (-0.815417826531752) translate (14.582cm 36.026cm)">
          <draw:text-box>
            <text:p text:style-name="P10"><text:span text:style-name="T24"><text:s/></text:span></text:p>
          </draw:text-box>
        </draw:frame>
        <draw:frame draw:style-name="gr90" draw:text-style-name="P12" draw:layer="layout" svg:width="0.132cm" svg:height="0.179cm" draw:transform="rotate (-0.61261056745001) translate (14.726cm 36.154cm)">
          <draw:text-box>
            <text:p text:style-name="P10"><text:span text:style-name="T28"><text:s/></text:span></text:p>
          </draw:text-box>
        </draw:frame>
        <draw:frame draw:style-name="gr87" draw:text-style-name="P12" draw:layer="layout" svg:width="0.134cm" svg:height="0.175cm" draw:transform="rotate (0.341037335839692) translate (13.813cm 34.542cm)">
          <draw:text-box>
            <text:p text:style-name="P10"><text:span text:style-name="T29"><text:s/></text:span></text:p>
          </draw:text-box>
        </draw:frame>
        <draw:frame draw:style-name="gr100" draw:text-style-name="P11" draw:layer="layout" svg:width="0.105cm" svg:height="0.179cm" draw:transform="rotate (-0.762708883121522) translate (12.446cm 33.605cm)">
          <draw:text-box>
            <text:p text:style-name="P10"><text:span text:style-name="T32"><text:s/></text:span></text:p>
          </draw:text-box>
        </draw:frame>
        <draw:frame draw:style-name="gr89" draw:text-style-name="P12" draw:layer="layout" svg:width="0.133cm" svg:height="0.179cm" draw:transform="rotate (-0.5541420375082) translate (14.036cm 33.705cm)">
          <draw:text-box>
            <text:p text:style-name="P10"><text:span text:style-name="T28"><text:s/></text:span></text:p>
          </draw:text-box>
        </draw:frame>
        <draw:frame draw:style-name="gr89" draw:text-style-name="P12" draw:layer="layout" svg:width="0.133cm" svg:height="0.179cm" draw:transform="rotate (-0.572817060504539) translate (15.264cm 35.744cm)">
          <draw:text-box>
            <text:p text:style-name="P10"><text:span text:style-name="T28"><text:s/></text:span></text:p>
          </draw:text-box>
        </draw:frame>
        <draw:frame draw:style-name="gr101" draw:text-style-name="P12" draw:layer="layout" svg:width="0.447cm" svg:height="0.175cm" svg:x="4.828cm" svg:y="28.064cm">
          <draw:text-box>
            <text:p text:style-name="P10"><text:span text:style-name="T27"><text:s text:c="2"/></text:span></text:p>
          </draw:text-box>
        </draw:frame>
        <draw:frame draw:style-name="gr102" draw:text-style-name="P11" draw:layer="layout" svg:width="0.51cm" svg:height="0.179cm" draw:transform="rotate (-0.84351762748886) translate (15.181cm 22.225cm)">
          <draw:text-box>
            <text:p text:style-name="P10"><text:span text:style-name="T24"><text:s text:c="2"/></text:span></text:p>
          </draw:text-box>
        </draw:frame>
        <draw:frame draw:style-name="gr103" draw:text-style-name="P12" draw:layer="layout" svg:width="0.523cm" svg:height="0.175cm" svg:x="18.509cm" svg:y="24.116cm">
          <draw:text-box>
            <text:p text:style-name="P10"><text:span text:style-name="T27"><text:s text:c="3"/></text:span></text:p>
          </draw:text-box>
        </draw:frame>
        <draw:frame draw:style-name="gr104" draw:text-style-name="P12" draw:layer="layout" svg:width="0.506cm" svg:height="0.175cm" svg:x="18.999cm" svg:y="23.744cm">
          <draw:text-box>
            <text:p text:style-name="P10"><text:span text:style-name="T27"><text:s text:c="2"/></text:span></text:p>
          </draw:text-box>
        </draw:frame>
        <draw:frame draw:style-name="gr97" draw:text-style-name="P13" draw:layer="layout" svg:width="0.128cm" svg:height="0.183cm" draw:transform="rotate (1.31493105845253) translate (26.42cm 28.13cm)">
          <draw:text-box>
            <text:p text:style-name="P10"><text:span text:style-name="T26"><text:s/></text:span></text:p>
          </draw:text-box>
        </draw:frame>
        <draw:frame draw:style-name="gr97" draw:text-style-name="P13" draw:layer="layout" svg:width="0.128cm" svg:height="0.183cm" draw:transform="rotate (1.31737451940532) translate (26.429cm 28.093cm)">
          <draw:text-box>
            <text:p text:style-name="P10"><text:span text:style-name="T26"><text:s/></text:span></text:p>
          </draw:text-box>
        </draw:frame>
        <draw:frame draw:style-name="gr97" draw:text-style-name="P13" draw:layer="layout" svg:width="0.128cm" svg:height="0.183cm" draw:transform="rotate (1.31999251328331) translate (26.439cm 28.057cm)">
          <draw:text-box>
            <text:p text:style-name="P10"><text:span text:style-name="T26"><text:s/></text:span></text:p>
          </draw:text-box>
        </draw:frame>
        <draw:frame draw:style-name="gr97" draw:text-style-name="P13" draw:layer="layout" svg:width="0.128cm" svg:height="0.183cm" draw:transform="rotate (1.3224359742361) translate (26.448cm 28.02cm)">
          <draw:text-box>
            <text:p text:style-name="P10"><text:span text:style-name="T26"><text:s/></text:span></text:p>
          </draw:text-box>
        </draw:frame>
        <draw:frame draw:style-name="gr97" draw:text-style-name="P13" draw:layer="layout" svg:width="0.128cm" svg:height="0.183cm" draw:transform="rotate (1.34599791913803) translate (26.523cm 27.714cm)">
          <draw:text-box>
            <text:p text:style-name="P10"><text:span text:style-name="T26"><text:s/></text:span></text:p>
          </draw:text-box>
        </draw:frame>
        <draw:frame draw:style-name="gr97" draw:text-style-name="P13" draw:layer="layout" svg:width="0.128cm" svg:height="0.183cm" draw:transform="rotate (1.30411001709016) translate (26.626cm 27.338cm)">
          <draw:text-box>
            <text:p text:style-name="P10"><text:span text:style-name="T26"><text:s/></text:span></text:p>
          </draw:text-box>
        </draw:frame>
        <draw:frame draw:style-name="gr105" draw:text-style-name="P11" draw:layer="layout" svg:width="0.038cm" svg:height="0.183cm" draw:transform="rotate (1.18577669380495) translate (25.632cm 25.53cm)">
          <draw:text-box>
            <text:p text:style-name="P10"><text:span text:style-name="T33"><text:s/></text:span></text:p>
          </draw:text-box>
        </draw:frame>
        <draw:frame draw:style-name="gr97" draw:text-style-name="P11" draw:layer="layout" svg:width="0.128cm" svg:height="0.183cm" draw:transform="rotate (1.18577669380495) translate (25.819cm 25.068cm)">
          <draw:text-box>
            <text:p text:style-name="P10"><text:span text:style-name="T34"><text:s/></text:span></text:p>
          </draw:text-box>
        </draw:frame>
        <draw:frame draw:style-name="gr97" draw:text-style-name="P11" draw:layer="layout" svg:width="0.128cm" svg:height="0.183cm" draw:transform="rotate (1.18577669380495) translate (25.833cm 25.032cm)">
          <draw:text-box>
            <text:p text:style-name="P10"><text:span text:style-name="T34"><text:s/></text:span></text:p>
          </draw:text-box>
        </draw:frame>
        <draw:frame draw:style-name="gr106" draw:text-style-name="P11" draw:layer="layout" svg:width="0.379cm" svg:height="0.183cm" draw:transform="rotate (-1.16587994033221) translate (24.412cm 21.999cm)">
          <draw:text-box>
            <text:p text:style-name="P10"><text:span text:style-name="T34"><text:s text:c="2"/></text:span></text:p>
          </draw:text-box>
        </draw:frame>
        <draw:frame draw:style-name="gr107" draw:text-style-name="P12" draw:layer="layout" svg:width="0.053cm" svg:height="0.175cm" draw:transform="rotate (0.344353461418481) translate (25.206cm 19.079cm)">
          <draw:text-box>
            <text:p text:style-name="P10"><text:span text:style-name="T35"><text:s/></text:span></text:p>
          </draw:text-box>
        </draw:frame>
        <draw:frame draw:style-name="gr108" draw:text-style-name="P12" draw:layer="layout" svg:width="0.08cm" svg:height="0.175cm" draw:transform="rotate (-0.388859357344336) translate (25.782cm 19.003cm)">
          <draw:text-box>
            <text:p text:style-name="P10"><text:span text:style-name="T36"><text:s/></text:span></text:p>
          </draw:text-box>
        </draw:frame>
        <draw:frame draw:style-name="gr109" draw:text-style-name="P12" draw:layer="layout" svg:width="0.08cm" svg:height="0.179cm" draw:transform="rotate (-0.426733002112614) translate (25.809cm 19.015cm)">
          <draw:text-box>
            <text:p text:style-name="P10"><text:span text:style-name="T36"><text:s/></text:span></text:p>
          </draw:text-box>
        </draw:frame>
        <draw:frame draw:style-name="gr109" draw:text-style-name="P12" draw:layer="layout" svg:width="0.08cm" svg:height="0.179cm" draw:transform="rotate (-0.417308224151845) translate (25.83cm 19.024cm)">
          <draw:text-box>
            <text:p text:style-name="P10"><text:span text:style-name="T36"><text:s/></text:span></text:p>
          </draw:text-box>
        </draw:frame>
        <draw:frame draw:style-name="gr93" draw:text-style-name="P12" draw:layer="layout" svg:width="0.135cm" svg:height="0.175cm" draw:transform="rotate (0.0837758040957278) translate (23.835cm 19.021cm)">
          <draw:text-box>
            <text:p text:style-name="P10"><text:span text:style-name="T27"><text:s/></text:span></text:p>
          </draw:text-box>
        </draw:frame>
        <draw:frame draw:style-name="gr93" draw:text-style-name="P12" draw:layer="layout" svg:width="0.135cm" svg:height="0.175cm" draw:transform="rotate (0.0837758040957278) translate (23.875cm 19.017cm)">
          <draw:text-box>
            <text:p text:style-name="P10"><text:span text:style-name="T27"><text:s/></text:span></text:p>
          </draw:text-box>
        </draw:frame>
        <draw:frame draw:style-name="gr93" draw:text-style-name="P12" draw:layer="layout" svg:width="0.135cm" svg:height="0.175cm" svg:x="23.931cm" svg:y="19.013cm">
          <draw:text-box>
            <text:p text:style-name="P10"><text:span text:style-name="T27"><text:s/></text:span></text:p>
          </draw:text-box>
        </draw:frame>
        <draw:frame draw:style-name="gr110" draw:text-style-name="P12" draw:layer="layout" svg:width="0.121cm" svg:height="0.175cm" draw:transform="rotate (-0.192858882345374) translate (25.983cm 18.371cm)">
          <draw:text-box>
            <text:p text:style-name="P10"><text:span text:style-name="T37"><text:s/></text:span></text:p>
          </draw:text-box>
        </draw:frame>
        <draw:frame draw:style-name="gr111" draw:text-style-name="P12" draw:layer="layout" svg:width="0.134cm" svg:height="0.179cm" draw:transform="rotate (-0.412246769321061) translate (25.1cm 17.118cm)">
          <draw:text-box>
            <text:p text:style-name="P10"><text:span text:style-name="T29"><text:s/></text:span></text:p>
          </draw:text-box>
        </draw:frame>
        <draw:frame draw:style-name="gr111" draw:text-style-name="P12" draw:layer="layout" svg:width="0.134cm" svg:height="0.179cm" draw:transform="rotate (0.400902129183097) translate (28.764cm 17.876cm)">
          <draw:text-box>
            <text:p text:style-name="P10"><text:span text:style-name="T29"><text:s/></text:span></text:p>
          </draw:text-box>
        </draw:frame>
        <draw:frame draw:style-name="gr89" draw:text-style-name="P12" draw:layer="layout" svg:width="0.133cm" svg:height="0.179cm" draw:transform="rotate (0.490088453960008) translate (29.105cm 18.867cm)">
          <draw:text-box>
            <text:p text:style-name="P10"><text:span text:style-name="T23"><text:s/></text:span></text:p>
          </draw:text-box>
        </draw:frame>
        <draw:frame draw:style-name="gr103" draw:text-style-name="P12" draw:layer="layout" svg:width="0.523cm" svg:height="0.175cm" svg:x="30.854cm" svg:y="13.635cm">
          <draw:text-box>
            <text:p text:style-name="P10"><text:span text:style-name="T27"><text:s text:c="2"/></text:span></text:p>
          </draw:text-box>
        </draw:frame>
        <draw:frame draw:style-name="gr87" draw:text-style-name="P12" draw:layer="layout" svg:width="0.134cm" svg:height="0.175cm" draw:transform="rotate (-0.272969495011913) translate (18.961cm 14.765cm)">
          <draw:text-box>
            <text:p text:style-name="P10"><text:span text:style-name="T21"><text:s/></text:span></text:p>
          </draw:text-box>
        </draw:frame>
        <draw:frame draw:style-name="gr112" draw:text-style-name="P11" draw:layer="layout" svg:width="0.13cm" svg:height="0.179cm" draw:transform="rotate (-0.851720674973233) translate (19.432cm 15.031cm)">
          <draw:text-box>
            <text:p text:style-name="P10"><text:span text:style-name="T24"><text:s/></text:span></text:p>
          </draw:text-box>
        </draw:frame>
        <draw:frame draw:style-name="gr113" draw:text-style-name="P11" draw:layer="layout" svg:width="0.13cm" svg:height="0.183cm" draw:transform="rotate (-0.919613982875812) translate (19.464cm 15.067cm)">
          <draw:text-box>
            <text:p text:style-name="P10"><text:span text:style-name="T38"><text:s/></text:span></text:p>
          </draw:text-box>
        </draw:frame>
        <draw:frame draw:style-name="gr113" draw:text-style-name="P11" draw:layer="layout" svg:width="0.13cm" svg:height="0.183cm" draw:transform="rotate (0.935321946143761) translate (25.395cm 6.11cm)">
          <draw:text-box>
            <text:p text:style-name="P10"><text:span text:style-name="T38"><text:s/></text:span></text:p>
          </draw:text-box>
        </draw:frame>
        <draw:frame draw:style-name="gr113" draw:text-style-name="P11" draw:layer="layout" svg:width="0.13cm" svg:height="0.183cm" draw:transform="rotate (0.935147413218562) translate (25.418cm 6.078cm)">
          <draw:text-box>
            <text:p text:style-name="P10"><text:span text:style-name="T38"><text:s/></text:span></text:p>
          </draw:text-box>
        </draw:frame>
        <draw:frame draw:style-name="gr113" draw:text-style-name="P11" draw:layer="layout" svg:width="0.13cm" svg:height="0.183cm" draw:transform="rotate (0.935321946143761) translate (25.441cm 6.047cm)">
          <draw:text-box>
            <text:p text:style-name="P10"><text:span text:style-name="T38"><text:s text:c="2"/></text:span></text:p>
          </draw:text-box>
        </draw:frame>
        <draw:frame draw:style-name="gr113" draw:text-style-name="P11" draw:layer="layout" svg:width="0.13cm" svg:height="0.183cm" draw:transform="rotate (0.935147413218562) translate (25.488cm 5.983cm)">
          <draw:text-box>
            <text:p text:style-name="P10"><text:span text:style-name="T38"><text:s/></text:span></text:p>
          </draw:text-box>
        </draw:frame>
        <draw:frame draw:style-name="gr113" draw:text-style-name="P11" draw:layer="layout" svg:width="0.13cm" svg:height="0.183cm" draw:transform="rotate (0.935147413218562) translate (25.511cm 5.952cm)">
          <draw:text-box>
            <text:p text:style-name="P10"><text:span text:style-name="T38"><text:s/></text:span></text:p>
          </draw:text-box>
        </draw:frame>
        <draw:frame draw:style-name="gr113" draw:text-style-name="P11" draw:layer="layout" svg:width="0.13cm" svg:height="0.183cm" draw:transform="rotate (0.935147413218562) translate (25.535cm 5.92cm)">
          <draw:text-box>
            <text:p text:style-name="P10"><text:span text:style-name="T38"><text:s/></text:span></text:p>
          </draw:text-box>
        </draw:frame>
        <draw:frame draw:style-name="gr99" draw:text-style-name="P11" draw:layer="layout" svg:width="0.131cm" svg:height="0.179cm" draw:transform="rotate (0.72012284937286) translate (25.579cm 5.864cm)">
          <draw:text-box>
            <text:p text:style-name="P10"><text:span text:style-name="T24"><text:s/></text:span></text:p>
          </draw:text-box>
        </draw:frame>
        <draw:frame draw:style-name="gr112" draw:text-style-name="P11" draw:layer="layout" svg:width="0.13cm" svg:height="0.179cm" draw:transform="rotate (0.882438469808333) translate (25.899cm 5.527cm)">
          <draw:text-box>
            <text:p text:style-name="P10"><text:span text:style-name="T39"><text:s/></text:span></text:p>
          </draw:text-box>
        </draw:frame>
        <draw:frame draw:style-name="gr113" draw:text-style-name="P11" draw:layer="layout" svg:width="0.13cm" svg:height="0.183cm" draw:transform="rotate (0.931482221789373) translate (26.113cm 5.255cm)">
          <draw:text-box>
            <text:p text:style-name="P10"><text:span text:style-name="T38"><text:s/></text:span></text:p>
          </draw:text-box>
        </draw:frame>
        <draw:frame draw:style-name="gr113" draw:text-style-name="P11" draw:layer="layout" svg:width="0.13cm" svg:height="0.183cm" draw:transform="rotate (0.938463538797351) translate (26.133cm 5.228cm)">
          <draw:text-box>
            <text:p text:style-name="P10"><text:span text:style-name="T38"><text:s/></text:span></text:p>
          </draw:text-box>
        </draw:frame>
        <draw:frame draw:style-name="gr103" draw:text-style-name="P12" draw:layer="layout" svg:width="0.523cm" svg:height="0.175cm" svg:x="24.048cm" svg:y="5.782cm">
          <draw:text-box>
            <text:p text:style-name="P10"><text:span text:style-name="T27"><text:s/></text:span></text:p>
          </draw:text-box>
        </draw:frame>
        <draw:frame draw:style-name="gr114" draw:text-style-name="P11" draw:layer="layout" svg:width="0.773cm" svg:height="0.183cm" draw:transform="rotate (0.909316540289046) translate (28.764cm 15.737cm)">
          <draw:text-box>
            <text:p text:style-name="P10"><text:span text:style-name="T38"><text:s/></text:span></text:p>
          </draw:text-box>
        </draw:frame>
        <draw:frame draw:style-name="gr115" draw:text-style-name="P13" draw:layer="layout" svg:width="0.05cm" svg:height="0.183cm" draw:transform="rotate (1.62804312626031) translate (27.6cm 14.972cm)">
          <draw:text-box>
            <text:p text:style-name="P10"><text:span text:style-name="T40"><text:s/></text:span></text:p>
          </draw:text-box>
        </draw:frame>
        <draw:frame draw:style-name="gr116" draw:text-style-name="P11" draw:layer="layout" svg:width="0.129cm" svg:height="0.183cm" draw:transform="rotate (1.11648712250077) translate (27.693cm 14.401cm)">
          <draw:text-box>
            <text:p text:style-name="P10"><text:span text:style-name="T41"><text:s/></text:span></text:p>
          </draw:text-box>
        </draw:frame>
        <draw:frame draw:style-name="gr116" draw:text-style-name="P11" draw:layer="layout" svg:width="0.129cm" svg:height="0.183cm" draw:transform="rotate (1.06325458031495) translate (27.713cm 14.36cm)">
          <draw:text-box>
            <text:p text:style-name="P10"><text:span text:style-name="T41"><text:s/></text:span></text:p>
          </draw:text-box>
        </draw:frame>
        <draw:frame draw:style-name="gr117" draw:text-style-name="P11" draw:layer="layout" svg:width="0.125cm" svg:height="0.179cm" draw:transform="rotate (0.743161195499186) translate (6.162cm 35.601cm)">
          <draw:text-box>
            <text:p text:style-name="P10"><text:span text:style-name="T42"><text:s/></text:span></text:p>
          </draw:text-box>
        </draw:frame>
        <draw:frame draw:style-name="gr97" draw:text-style-name="P13" draw:layer="layout" svg:width="0.128cm" svg:height="0.183cm" draw:transform="rotate (1.42226880745018) translate (7.198cm 19.178cm)">
          <draw:text-box>
            <text:p text:style-name="P10"><text:span text:style-name="T26"><text:s/></text:span></text:p>
          </draw:text-box>
        </draw:frame>
        <draw:frame draw:style-name="gr93" draw:text-style-name="P17" draw:layer="layout" svg:width="0.135cm" svg:height="0.175cm" draw:transform="rotate (-0.0185004900711399) translate (13.595cm 14.668cm)">
          <draw:text-box>
            <text:p text:style-name="P10"><text:span text:style-name="T27"><text:s/></text:span></text:p>
          </draw:text-box>
        </draw:frame>
        <draw:frame draw:style-name="gr87" draw:text-style-name="P12" draw:layer="layout" svg:width="0.134cm" svg:height="0.175cm" draw:transform="rotate (0.374547657477983) translate (21.367cm 27.256cm)">
          <draw:text-box>
            <text:p text:style-name="P10"><text:span text:style-name="T29"><text:s/></text:span></text:p>
          </draw:text-box>
        </draw:frame>
        <draw:frame draw:style-name="gr118" draw:text-style-name="P12" draw:layer="layout" svg:width="0.119cm" svg:height="0.179cm" draw:transform="rotate (0.583463568941705) translate (4.424cm 31.117cm)">
          <draw:text-box>
            <text:p text:style-name="P10"><text:span text:style-name="T43"><text:s/></text:span></text:p>
          </draw:text-box>
        </draw:frame>
        <draw:frame draw:style-name="gr91" draw:text-style-name="P12" draw:layer="layout" svg:width="0.12cm" svg:height="0.179cm" draw:transform="rotate (0.497767902668783) translate (4.643cm 30.977cm)">
          <draw:text-box>
            <text:p text:style-name="P10"><text:span text:style-name="T25"><text:s/></text:span></text:p>
          </draw:text-box>
        </draw:frame>
        <draw:frame draw:style-name="gr110"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19" draw:text-style-name="P6" draw:layer="layout" svg:x1="18.284cm" svg:y1="31.91cm" svg:x2="18.494cm" svg:y2="31.91cm">
          <text:p/>
        </draw:line>
        <draw:line draw:style-name="gr14" draw:text-style-name="P6" draw:layer="layout" svg:x1="17.491cm" svg:y1="26.613cm" svg:x2="17.71cm" svg:y2="26.613cm">
          <text:p/>
        </draw:line>
        <draw:line draw:style-name="gr119" draw:text-style-name="P6" draw:layer="layout" svg:x1="16.785cm" svg:y1="22.22cm" svg:x2="16.984cm" svg:y2="22.22cm">
          <text:p/>
        </draw:line>
        <draw:line draw:style-name="gr119" draw:text-style-name="P6" draw:layer="layout" svg:x1="16.446cm" svg:y1="19.715cm" svg:x2="16.623cm" svg:y2="19.715cm">
          <text:p/>
        </draw:line>
        <draw:line draw:style-name="gr119" draw:text-style-name="P6" draw:layer="layout" svg:x1="12.562cm" svg:y1="16.818cm" svg:x2="12.781cm" svg:y2="16.817cm">
          <text:p/>
        </draw:line>
        <draw:line draw:style-name="gr120"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1"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1"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2" draw:text-style-name="P18" draw:layer="layout" svg:width="0.095cm" svg:height="0.107cm" svg:x="15.254cm" svg:y="19.273cm" svg:viewBox="0 0 96 108" draw:points="96,0 0,0 0,108 96,108">
          <text:p/>
        </draw:polygon>
        <draw:polygon draw:style-name="gr122" draw:text-style-name="P18" draw:layer="layout" svg:width="0.115cm" svg:height="0.085cm" svg:x="11.238cm" svg:y="33.406cm" svg:viewBox="0 0 116 86" draw:points="116,82 112,0 0,4 4,86">
          <text:p/>
        </draw:polygon>
        <draw:path draw:style-name="gr122" draw:text-style-name="P18" draw:layer="layout" svg:width="0.074cm" svg:height="0.069cm" svg:x="19.721cm" svg:y="32.308cm" svg:viewBox="0 0 75 70" svg:d="M54 66c19-9 26-30 17-47-10-18-32-24-51-16-18 9-25 31-16 48 10 17 32 24 50 15z">
          <text:p/>
        </draw:path>
        <draw:path draw:style-name="gr122" draw:text-style-name="P18" draw:layer="layout" svg:width="0.073cm" svg:height="0.07cm" svg:x="19.822cm" svg:y="32.255cm" svg:viewBox="0 0 74 71" svg:d="M53 66c19-9 26-30 16-47-9-18-31-24-49-15s-26 30-16 47c9 17 31 25 49 15z">
          <text:p/>
        </draw:path>
        <draw:path draw:style-name="gr122" draw:text-style-name="P18" draw:layer="layout" svg:width="0.074cm" svg:height="0.069cm" svg:x="19.871cm" svg:y="32.351cm" svg:viewBox="0 0 75 70" svg:d="M54 67c19-9 26-31 17-48-10-17-32-23-51-15-18 9-25 30-16 48 9 17 33 24 50 15z">
          <text:p/>
        </draw:path>
        <draw:path draw:style-name="gr122" draw:text-style-name="P18" draw:layer="layout" svg:width="0.073cm" svg:height="0.07cm" svg:x="19.771cm" svg:y="32.397cm" svg:viewBox="0 0 74 71" svg:d="M54 66c18-9 25-30 16-47s-32-25-50-15c-18 9-25 30-16 47 9 18 31 25 50 15z">
          <text:p/>
        </draw:path>
        <draw:path draw:style-name="gr122" draw:text-style-name="P18" draw:layer="layout" svg:width="0.097cm" svg:height="0.091cm" svg:x="19.785cm" svg:y="32.319cm" svg:viewBox="0 0 98 92" svg:d="M71 88c24-12 33-39 21-63-12-22-41-31-66-20-24 12-33 40-21 63 12 22 42 31 66 20z">
          <text:p/>
        </draw:path>
        <draw:frame draw:style-name="gr123" draw:text-style-name="P19" draw:layer="layout" svg:width="0.281cm" svg:height="0.391cm" draw:transform="rotate (0.844041226264458) translate (16.061cm 36.444cm)">
          <draw:text-box>
            <text:p text:style-name="P10"><text:span text:style-name="T44"><text:s/></text:span></text:p>
          </draw:text-box>
        </draw:frame>
        <draw:frame draw:style-name="gr124" draw:text-style-name="P20" draw:layer="layout" svg:width="0.276cm" svg:height="0.395cm" draw:transform="rotate (1.2634438455187) translate (16.46cm 35.681cm)">
          <draw:text-box>
            <text:p text:style-name="P10"><text:span text:style-name="T45">r</text:span></text:p>
          </draw:text-box>
        </draw:frame>
        <draw:frame draw:style-name="gr125" draw:text-style-name="P21" draw:layer="layout" svg:width="0.274cm" svg:height="0.399cm" draw:transform="rotate (1.55648462692854) translate (14.58cm 41.503cm)">
          <draw:text-box>
            <text:p text:style-name="P10"><text:span text:style-name="T46"><text:s/></text:span></text:p>
          </draw:text-box>
        </draw:frame>
        <draw:path draw:style-name="gr126" draw:text-style-name="P22" draw:layer="layout" svg:width="0.119cm" svg:height="0.112cm" svg:x="15.243cm" svg:y="19.267cm" svg:viewBox="0 0 120 113" svg:d="M61 113c32 0 59-25 59-56 0-32-27-57-59-57-34 0-61 25-61 57 0 31 27 56 61 56z">
          <text:p/>
        </draw:path>
        <draw:path draw:style-name="gr127" draw:text-style-name="P23" draw:layer="layout" svg:width="0.058cm" svg:height="0.069cm" svg:x="15.28cm" svg:y="19.289cm" svg:viewBox="0 0 59 70" svg:d="M0 70h17v-26h17c18 0 25-11 25-22s-7-22-25-22h-34zM17 11h12c8 0 15 2 15 11s-7 10-15 10h-12z">
          <text:p/>
        </draw:path>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frame draw:style-name="gr125" draw:text-style-name="P21" draw:layer="layout" svg:width="0.274cm" svg:height="0.399cm" draw:transform="rotate (1.55456476475135) translate (14.59cm 40.848cm)">
          <draw:text-box>
            <text:p text:style-name="P10"><text:span text:style-name="T46"><text:s/></text:span></text:p>
          </draw:text-box>
        </draw:frame>
        <draw:frame draw:style-name="gr128" draw:text-style-name="P15" draw:layer="layout" svg:width="0.391cm" svg:height="0.166cm" svg:x="12.676cm" svg:y="34.668cm">
          <draw:text-box>
            <text:p text:style-name="P10"><text:span text:style-name="T47"><text:s text:c="2"/></text:span></text:p>
          </draw:text-box>
        </draw:frame>
        <draw:frame draw:style-name="gr129" draw:text-style-name="P24" draw:layer="layout" svg:width="0.523cm" svg:height="0.674cm" svg:x="-1.353cm" svg:y="3.258cm">
          <draw:text-box>
            <text:p text:style-name="P10"><text:span text:style-name="T48">3</text:span></text:p>
          </draw:text-box>
        </draw:frame>
        <draw:frame draw:style-name="gr130" draw:text-style-name="P25" draw:layer="layout" svg:width="0.139cm" svg:height="0.196cm" svg:x="-1.034cm" svg:y="3.612cm">
          <draw:text-box>
            <text:p text:style-name="P10"><text:span text:style-name="T49"><text:s/></text:span></text:p>
          </draw:text-box>
        </draw:frame>
        <draw:path draw:style-name="gr131"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32" draw:text-style-name="P26"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3" draw:text-style-name="P5" draw:layer="layout" svg:width="1.318cm" svg:height="1.956cm" svg:x="10.851cm" svg:y="17.461cm" svg:viewBox="0 0 1319 1957" draw:points="1319,1939 1288,1957 0,21 33,0">
          <text:p/>
        </draw:polygon>
        <draw:polygon draw:style-name="gr134" draw:text-style-name="P27" draw:layer="layout" svg:width="0.195cm" svg:height="0.121cm" svg:x="13.364cm" svg:y="19.059cm" svg:viewBox="0 0 196 122" draw:points="196,122 0,122 0,0 196,0">
          <text:p/>
        </draw:polygon>
        <draw:frame draw:style-name="gr135" draw:text-style-name="P28" draw:layer="layout" svg:width="0.18cm" svg:height="0.141cm" svg:x="13.381cm" svg:y="19.047cm">
          <draw:text-box>
            <text:p text:style-name="P10"><text:span text:style-name="T51">460</text:span></text:p>
          </draw:text-box>
        </draw:frame>
        <draw:line draw:style-name="gr136" draw:text-style-name="P6" draw:layer="layout" svg:x1="10.445cm" svg:y1="39.119cm" svg:x2="10.297cm" svg:y2="39.386cm">
          <text:p/>
        </draw:line>
        <draw:path draw:style-name="gr136" draw:text-style-name="P6" draw:layer="layout" svg:width="3.257cm" svg:height="1.934cm" svg:x="13.78cm" svg:y="19.294cm" svg:viewBox="0 0 3258 1935" svg:d="M0 0l296 326M3258 1756l-92 179">
          <text:p/>
        </draw:path>
        <draw:line draw:style-name="gr136" draw:text-style-name="P6" draw:layer="layout" svg:x1="6.035cm" svg:y1="22.919cm" svg:x2="6.036cm" svg:y2="22.487cm">
          <text:p/>
        </draw:line>
        <draw:polygon draw:style-name="gr137" draw:text-style-name="P29" draw:layer="layout" svg:width="0.636cm" svg:height="0.728cm" svg:x="5.779cm" svg:y="21.872cm" svg:viewBox="0 0 637 729" draw:points="637,729 0,729 0,0 637,0">
          <text:p/>
        </draw:polygon>
        <draw:polygon draw:style-name="gr137" draw:text-style-name="P29" draw:layer="layout" svg:width="0.666cm" svg:height="0.539cm" svg:x="9.823cm" svg:y="39.301cm" svg:viewBox="0 0 667 540" draw:points="667,540 0,540 0,0 667,0">
          <text:p/>
        </draw:polygon>
        <draw:line draw:style-name="gr136" draw:text-style-name="P6" draw:layer="layout" svg:x1="15.612cm" svg:y1="26.835cm" svg:x2="16.754cm" svg:y2="26.082cm">
          <text:p/>
        </draw:line>
        <draw:polygon draw:style-name="gr137" draw:text-style-name="P29" draw:layer="layout" svg:width="0.705cm" svg:height="1.158cm" svg:x="15.362cm" svg:y="26.113cm" svg:viewBox="0 0 706 1159" draw:points="706,1159 0,1159 0,0 706,0">
          <text:p/>
        </draw:polygon>
        <draw:frame draw:style-name="gr138" draw:text-style-name="P30" draw:layer="layout" svg:width="0.085cm" svg:height="0.133cm" svg:x="15.404cm" svg:y="27.039cm">
          <draw:text-box>
            <text:p text:style-name="P10"><text:span text:style-name="T52"><text:s/></text:span></text:p>
          </draw:text-box>
        </draw:frame>
        <draw:frame draw:style-name="gr138" draw:text-style-name="P30" draw:layer="layout" svg:width="0.085cm" svg:height="0.133cm" svg:x="15.404cm" svg:y="27.135cm">
          <draw:text-box>
            <text:p text:style-name="P10"><text:span text:style-name="T52"><text:s/></text:span></text:p>
          </draw:text-box>
        </draw:frame>
        <draw:line draw:style-name="gr136" draw:text-style-name="P6" draw:layer="layout" svg:x1="22.673cm" svg:y1="16.433cm" svg:x2="22.573cm" svg:y2="15.622cm">
          <text:p/>
        </draw:line>
        <draw:polygon draw:style-name="gr137" draw:text-style-name="P29" draw:layer="layout" svg:width="0.531cm" svg:height="0.657cm" svg:x="9.967cm" svg:y="15.301cm" svg:viewBox="0 0 532 658" draw:points="532,658 0,658 0,0 532,0">
          <text:p/>
        </draw:polygon>
        <draw:polygon draw:style-name="gr137" draw:text-style-name="P29" draw:layer="layout" svg:width="0.595cm" svg:height="0.597cm" svg:x="16.447cm" svg:y="21.182cm" svg:viewBox="0 0 596 598" draw:points="596,598 0,598 0,0 596,0">
          <text:p/>
        </draw:polygon>
        <draw:line draw:style-name="gr136" draw:text-style-name="P6" draw:layer="layout" svg:x1="11.551cm" svg:y1="31.626cm" svg:x2="11.988cm" svg:y2="32.752cm">
          <text:p/>
        </draw:line>
        <draw:polygon draw:style-name="gr137" draw:text-style-name="P29"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39" draw:text-style-name="P31"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39" draw:text-style-name="P31"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39" draw:text-style-name="P31"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39" draw:text-style-name="P31"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39" draw:text-style-name="P31"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39" draw:text-style-name="P31"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39" draw:text-style-name="P31"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39" draw:text-style-name="P31"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39" draw:text-style-name="P31"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39" draw:text-style-name="P31"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39" draw:text-style-name="P31"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olygon draw:style-name="gr137" draw:text-style-name="P29" draw:layer="layout" svg:width="0.704cm" svg:height="0.667cm" svg:x="13.101cm" svg:y="18.697cm" svg:viewBox="0 0 705 668" draw:points="705,668 0,668 0,0 705,0">
          <text:p/>
        </draw:polygon>
        <draw:polygon draw:style-name="gr137" draw:text-style-name="P29" draw:layer="layout" svg:width="0.959cm" svg:height="0.616cm" svg:x="11.106cm" svg:y="31.246cm" svg:viewBox="0 0 960 617" draw:points="960,617 0,617 0,0 960,0">
          <text:p/>
        </draw:polygon>
        <draw:frame draw:style-name="gr140" draw:text-style-name="P30" draw:layer="layout" svg:width="0.081cm" svg:height="0.133cm" svg:x="11.122cm" svg:y="31.726cm">
          <draw:text-box>
            <text:p text:style-name="P10"><text:span text:style-name="T53"><text:s/></text:span></text:p>
          </draw:text-box>
        </draw:frame>
        <draw:line draw:style-name="gr136" draw:text-style-name="P6" draw:layer="layout" svg:x1="15.93cm" svg:y1="23.174cm" svg:x2="15.263cm" svg:y2="23.594cm">
          <text:p/>
        </draw:line>
        <draw:polygon draw:style-name="gr137" draw:text-style-name="P29" draw:layer="layout" svg:width="0.685cm" svg:height="0.861cm" svg:x="15.64cm" svg:y="22.512cm" svg:viewBox="0 0 686 862" draw:points="686,862 0,862 0,0 686,0">
          <text:p/>
        </draw:polygon>
        <draw:frame draw:style-name="gr138" draw:text-style-name="P30" draw:layer="layout" svg:width="0.085cm" svg:height="0.133cm" svg:x="15.696cm" svg:y="23.228cm">
          <draw:text-box>
            <text:p text:style-name="P10"><text:span text:style-name="T52"><text:s/></text:span></text:p>
          </draw:text-box>
        </draw:frame>
        <draw:polygon draw:style-name="gr137" draw:text-style-name="P29" draw:layer="layout" svg:width="0.741cm" svg:height="0.893cm" svg:x="10.568cm" svg:y="33.766cm" svg:viewBox="0 0 742 894" draw:points="742,894 0,894 0,0 742,0">
          <text:p/>
        </draw:polygon>
        <draw:line draw:style-name="gr136" draw:text-style-name="P6" draw:layer="layout" svg:x1="24.57cm" svg:y1="19.956cm" svg:x2="25.229cm" svg:y2="21.234cm">
          <text:p/>
        </draw:line>
        <draw:path draw:style-name="gr141" draw:text-style-name="P32"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127"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142" draw:text-style-name="P6" draw:layer="layout" svg:width="0.183cm" svg:height="0.171cm" svg:x="17.033cm" svg:y="27.274cm" svg:viewBox="0 0 184 172" svg:d="M0 87h184M6 116l173-59M22 142l141-111M46 162l92-150M76 172l33-172M109 172l-33-172M138 162l-92-150M163 142l-141-111M179 116l-173-59">
          <text:p/>
        </draw:path>
        <draw:path draw:style-name="gr127"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141" draw:text-style-name="P32"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127" draw:text-style-name="P23" draw:layer="layout" svg:width="0.184cm" svg:height="0.174cm" svg:x="16.681cm" svg:y="26.553cm" svg:viewBox="0 0 185 175" svg:d="M93 0c-51 0-93 40-93 88s42 87 93 87 92-39 92-87-41-88-92-88zM93 14c43 0 78 34 78 74 0 41-35 74-78 74-44 0-79-33-79-74 0-40 35-74 79-74z">
          <text:p/>
        </draw:path>
        <draw:path draw:style-name="gr142" draw:text-style-name="P6" draw:layer="layout" svg:width="0.184cm" svg:height="0.17cm" svg:x="16.681cm" svg:y="26.555cm" svg:viewBox="0 0 185 171" svg:d="M0 86h185M6 116l173-59M22 142l141-113M46 161l93-151M77 171l32-171M109 171l-32-171M139 161l-93-151M163 142l-141-113M179 116l-173-59">
          <text:p/>
        </draw:path>
        <draw:path draw:style-name="gr127" draw:text-style-name="P23" draw:layer="layout" svg:width="0.184cm" svg:height="0.174cm" svg:x="16.681cm" svg:y="26.553cm" svg:viewBox="0 0 185 175" svg:d="M93 0c-51 0-93 40-93 88s42 87 93 87 92-39 92-87-41-88-92-88zM93 14c43 0 78 34 78 74 0 41-35 74-78 74-44 0-79-33-79-74 0-40 35-74 79-74z">
          <text:p/>
        </draw:path>
        <draw:path draw:style-name="gr141" draw:text-style-name="P32"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127"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142" draw:text-style-name="P6" draw:layer="layout" svg:width="0.183cm" svg:height="0.171cm" svg:x="14.615cm" svg:y="24.686cm" svg:viewBox="0 0 184 172" svg:d="M0 87h184M5 116l173-59M21 142l141-112M45 162l93-151M75 172l32-172M107 172l-32-172M138 162l-93-151M162 142l-141-112M178 116l-173-59">
          <text:p/>
        </draw:path>
        <draw:path draw:style-name="gr127"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141" draw:text-style-name="P32"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127"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142" draw:text-style-name="P6" draw:layer="layout" svg:width="0.183cm" svg:height="0.171cm" svg:x="14.273cm" svg:y="24.994cm" svg:viewBox="0 0 184 172" svg:d="M0 86h184M5 116l173-60M21 142l141-112M45 161l93-151M75 172l33-172M108 172l-33-172M138 161l-93-151M162 142l-141-112M178 116l-173-60">
          <text:p/>
        </draw:path>
        <draw:path draw:style-name="gr127"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141" draw:text-style-name="P32"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127"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142" draw:text-style-name="P6" draw:layer="layout" svg:width="0.183cm" svg:height="0.171cm" svg:x="13.633cm" svg:y="24.679cm" svg:viewBox="0 0 184 172" svg:d="M0 87h184M7 116l172-59M22 142l141-112M47 162l91-151M77 172l32-172M109 172l-32-172M138 162l-91-151M163 142l-141-112M179 116l-172-59">
          <text:p/>
        </draw:path>
        <draw:path draw:style-name="gr127"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141" draw:text-style-name="P32"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127" draw:text-style-name="P23" draw:layer="layout" svg:width="0.183cm" svg:height="0.174cm" svg:x="15.776cm" svg:y="24.99cm" svg:viewBox="0 0 184 175" svg:d="M93 0c-52 0-93 40-93 88s41 87 93 87c50 0 91-39 91-87s-41-88-91-88zM93 14c43 0 78 33 78 74s-35 74-78 74c-44 0-79-33-79-74s35-74 79-74z">
          <text:p/>
        </draw:path>
        <draw:path draw:style-name="gr142" draw:text-style-name="P6" draw:layer="layout" svg:width="0.183cm" svg:height="0.17cm" svg:x="15.776cm" svg:y="24.992cm" svg:viewBox="0 0 184 171" svg:d="M0 86h184M6 116l173-61M21 142l142-113M46 161l92-151M77 171l31-171M108 171l-31-171M138 161l-92-151M163 142l-142-113M179 116l-173-61">
          <text:p/>
        </draw:path>
        <draw:path draw:style-name="gr127" draw:text-style-name="P23" draw:layer="layout" svg:width="0.183cm" svg:height="0.174cm" svg:x="15.776cm" svg:y="24.99cm" svg:viewBox="0 0 184 175" svg:d="M93 0c-52 0-93 40-93 88s41 87 93 87c50 0 91-39 91-87s-41-88-91-88zM93 14c43 0 78 33 78 74s-35 74-78 74c-44 0-79-33-79-74s35-74 79-74z">
          <text:p/>
        </draw:path>
        <draw:path draw:style-name="gr141" draw:text-style-name="P32"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127" draw:text-style-name="P23" draw:layer="layout" svg:width="0.183cm" svg:height="0.174cm" svg:x="16.116cm" svg:y="24.99cm" svg:viewBox="0 0 184 175" svg:d="M93 0c-52 0-93 40-93 88s41 87 93 87c50 0 91-39 91-87s-41-88-91-88zM93 14c43 0 78 33 78 74s-35 74-78 74c-44 0-79-33-79-74s35-74 79-74z">
          <text:p/>
        </draw:path>
        <draw:path draw:style-name="gr142" draw:text-style-name="P6" draw:layer="layout" svg:width="0.183cm" svg:height="0.17cm" svg:x="16.116cm" svg:y="24.992cm" svg:viewBox="0 0 184 171" svg:d="M0 86h184M6 116l173-61M22 142l141-113M46 161l93-151M76 171l33-171M109 171l-33-171M139 161l-93-151M163 142l-141-113M179 116l-173-61">
          <text:p/>
        </draw:path>
        <draw:path draw:style-name="gr127" draw:text-style-name="P23" draw:layer="layout" svg:width="0.183cm" svg:height="0.174cm" svg:x="16.116cm" svg:y="24.99cm" svg:viewBox="0 0 184 175" svg:d="M93 0c-52 0-93 40-93 88s41 87 93 87c50 0 91-39 91-87s-41-88-91-88zM93 14c43 0 78 33 78 74s-35 74-78 74c-44 0-79-33-79-74s35-74 79-74z">
          <text:p/>
        </draw:path>
        <draw:path draw:style-name="gr141" draw:text-style-name="P32"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127"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142" draw:text-style-name="P6" draw:layer="layout" svg:width="0.183cm" svg:height="0.171cm" svg:x="12.97cm" svg:y="23.808cm" svg:viewBox="0 0 184 172" svg:d="M0 86h184M5 116l173-60M21 142l141-112M45 161l93-150M75 172l32-172M107 172l-32-172M138 161l-93-150M162 142l-141-112M178 116l-173-60">
          <text:p/>
        </draw:path>
        <draw:path draw:style-name="gr127"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141" draw:text-style-name="P32"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127"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142" draw:text-style-name="P6" draw:layer="layout" svg:width="0.183cm" svg:height="0.171cm" svg:x="13.589cm" svg:y="22.616cm" svg:viewBox="0 0 184 172" svg:d="M0 87h184M6 116l173-60M21 142l142-112M47 162l91-151M77 172l32-172M109 172l-32-172M138 162l-91-151M163 142l-142-112M179 116l-173-60">
          <text:p/>
        </draw:path>
        <draw:path draw:style-name="gr127"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141" draw:text-style-name="P32"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127"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142" draw:text-style-name="P6" draw:layer="layout" svg:width="0.183cm" svg:height="0.171cm" svg:x="13.811cm" svg:y="22.818cm" svg:viewBox="0 0 184 172" svg:d="M0 86h184M5 116l173-59M22 142l140-112M46 162l92-152M76 172l32-172M108 172l-32-172M138 162l-92-152M162 142l-140-112M178 116l-173-59">
          <text:p/>
        </draw:path>
        <draw:path draw:style-name="gr127"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141" draw:text-style-name="P32"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127"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142" draw:text-style-name="P6" draw:layer="layout" svg:width="0.183cm" svg:height="0.17cm" svg:x="15.408cm" svg:y="23.008cm" svg:viewBox="0 0 184 171" svg:d="M0 86h184M6 116l173-60M21 142l142-112M46 161l92-151M77 171l32-171M109 171l-32-171M138 161l-92-151M163 142l-142-112M179 116l-173-60">
          <text:p/>
        </draw:path>
        <draw:path draw:style-name="gr127"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141" draw:text-style-name="P32"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127"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142" draw:text-style-name="P6" draw:layer="layout" svg:width="0.183cm" svg:height="0.171cm" svg:x="13.419cm" svg:y="23.42cm" svg:viewBox="0 0 184 172" svg:d="M0 86h184M5 115l173-59M21 142l141-112M46 162l92-151M76 172l32-172M108 172l-32-172M138 162l-92-151M162 142l-141-112M178 115l-173-59">
          <text:p/>
        </draw:path>
        <draw:path draw:style-name="gr127"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141" draw:text-style-name="P32"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127"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142" draw:text-style-name="P6" draw:layer="layout" svg:width="0.183cm" svg:height="0.171cm" svg:x="15.3cm" svg:y="23.808cm" svg:viewBox="0 0 184 172" svg:d="M0 86h184M5 116l173-60M21 142l140-112M45 161l92-150M75 172l32-172M107 172l-32-172M137 161l-92-150M161 142l-140-112M178 116l-173-60">
          <text:p/>
        </draw:path>
        <draw:path draw:style-name="gr127"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141" draw:text-style-name="P32"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127"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142" draw:text-style-name="P6" draw:layer="layout" svg:width="0.183cm" svg:height="0.171cm" svg:x="15.624cm" svg:y="23.419cm" svg:viewBox="0 0 184 172" svg:d="M0 86h184M6 115l173-59M22 142l141-112M47 162l92-151M77 172l32-172M109 172l-32-172M139 162l-92-151M163 142l-141-112M179 115l-173-59">
          <text:p/>
        </draw:path>
        <draw:path draw:style-name="gr127"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143" draw:text-style-name="P6" draw:layer="layout" svg:width="2.151cm" svg:height="1.203cm" svg:x="30.511cm" svg:y="10.345cm" svg:viewBox="0 0 2152 1204" svg:d="M0 293h681M0 0v496l638 708 1514-2v-133">
          <text:p/>
        </draw:path>
        <draw:path draw:style-name="gr144" draw:text-style-name="P6" draw:layer="layout" svg:width="1.883cm" svg:height="8.472cm" svg:x="31.493cm" svg:y="1.703cm" svg:viewBox="0 0 1884 8473" svg:d="M0 8473l1884-2923-692-482c0 0-105-91-131-281s-70-239-149-339c-78-99-78-165-70-297 9-132 0-1759 0-1759l-227-182v-2210">
          <text:p/>
        </draw:path>
        <draw:polyline draw:style-name="gr143" draw:text-style-name="P6" draw:layer="layout" svg:width="2.302cm" svg:height="3.445cm" svg:x="29.11cm" svg:y="10.274cm" svg:viewBox="0 0 2303 3446" draw:points="0,3446 1712,913 2303,0">
          <text:p/>
        </draw:polyline>
        <draw:frame draw:style-name="gr145"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46" draw:text-style-name="P33" draw:layer="layout" svg:width="0.019cm" svg:height="0.017cm" svg:x="26.006cm" svg:y="15.731cm" svg:viewBox="0 0 20 18" svg:d="M7 8l1-5h4c4 0 4 1 4 3 0 1-2 2-5 2zM0 18h4l2-7h4c4 0 4 1 2 3 0 1 0 2 0 4h5v-1c-1 0 0-1 0-3 1-3 0-4-1-4 2-1 3-3 4-4 0-3 0-6-5-6h-10z">
          <text:p/>
        </draw:path>
        <draw:polygon draw:style-name="gr146" draw:text-style-name="P33" draw:layer="layout" svg:width="0.007cm" svg:height="0.017cm" svg:x="26.026cm" svg:y="15.731cm" svg:viewBox="0 0 8 18" draw:points="5,18 0,18 5,0 8,0">
          <text:p/>
        </draw:polygon>
        <draw:path draw:style-name="gr146" draw:text-style-name="P33" draw:layer="layout" svg:width="0.019cm" svg:height="0.017cm" svg:x="26.033cm" svg:y="15.731cm" svg:viewBox="0 0 20 18" svg:d="M9 3h4c1 0 4 0 3 6-1 3-3 6-6 6h-4zM0 18h10c5-1 9-4 10-9 1-3 0-9-6-9h-8z">
          <text:p/>
        </draw:path>
        <draw:polygon draw:style-name="gr146" draw:text-style-name="P33" draw:layer="layout" svg:width="0.018cm" svg:height="0.017cm" svg:x="26.053cm" svg:y="15.731cm" svg:viewBox="0 0 19 18" draw:points="18,3 8,3 7,7 16,7 16,10 6,10 6,15 16,15 15,18 0,18 5,0 19,0">
          <text:p/>
        </draw:polygon>
        <draw:path draw:style-name="gr147" draw:text-style-name="P34" draw:layer="layout" svg:width="0.081cm" svg:height="0.045cm" svg:x="26.015cm" svg:y="15.658cm" svg:viewBox="0 0 82 46" svg:d="M82 19v-19h-43c-21-1-37 13-39 32v3c0 4 1 8 3 11h24c-4-3-7-7-7-11 0-8 5-14 13-16z">
          <text:p/>
        </draw:path>
        <draw:path draw:style-name="gr147" draw:text-style-name="P34" draw:layer="layout" svg:width="0.079cm" svg:height="0.044cm" svg:x="26.006cm" svg:y="15.681cm" svg:viewBox="0 0 80 45" svg:d="M0 27v18h43c19 2 36-12 37-31v-2c0-4-1-9-2-12h-24c4 2 6 7 7 12 0 7-5 13-12 15z">
          <text:p/>
        </draw:path>
        <draw:path draw:style-name="gr146" draw:text-style-name="P33"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46" draw:text-style-name="P33"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46" draw:text-style-name="P33" draw:layer="layout" svg:width="0.015cm" svg:height="0.015cm" svg:x="26.506cm" svg:y="15.734cm" svg:viewBox="0 0 16 16" svg:d="M8 16c-4 0-8-4-8-8s4-8 8-8c5 0 8 4 8 8s-3 8-8 8zM8 2c-3 0-7 2-7 5 0 5 4 7 7 7 4 0 6-2 6-7 0-2-2-5-6-5z">
          <text:p/>
        </draw:path>
        <draw:path draw:style-name="gr146" draw:text-style-name="P33" draw:layer="layout" svg:width="0.008cm" svg:height="0.009cm" svg:x="26.51cm" svg:y="15.737cm" svg:viewBox="0 0 9 10" svg:d="M7 6l2 4h-2l-3-4h-2v4h-2v-10h4c3 0 4 1 4 4 0 1-1 2-1 2zM5 1h-3v4h3c1 0 2 0 2-1 0-2-1-3-2-3z">
          <text:p/>
        </draw:path>
        <draw:frame draw:style-name="gr145"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46" draw:text-style-name="P33" draw:layer="layout" svg:width="0.02cm" svg:height="0.016cm" svg:x="16.928cm" svg:y="18.923cm" svg:viewBox="0 0 21 17" svg:d="M8 7l1-4h5c2 0 2 1 2 2s-2 2-4 2zM0 17h5l2-7h4c3 0 3 1 2 4 0 1 0 2 0 3h4c0 0 0-1 0-3 1-4 0-5-1-6 2 0 3-2 5-4 0-1 0-4-6-4h-9z">
          <text:p/>
        </draw:path>
        <draw:polygon draw:style-name="gr146" draw:text-style-name="P33" draw:layer="layout" svg:width="0.008cm" svg:height="0.016cm" svg:x="16.948cm" svg:y="18.923cm" svg:viewBox="0 0 9 17" draw:points="5,17 0,17 5,0 9,0">
          <text:p/>
        </draw:polygon>
        <draw:path draw:style-name="gr146" draw:text-style-name="P33" draw:layer="layout" svg:width="0.019cm" svg:height="0.016cm" svg:x="16.955cm" svg:y="18.923cm" svg:viewBox="0 0 20 17" svg:d="M8 3h5c1 0 4 0 3 5-1 3-3 7-7 7h-4zM0 17h9c6 0 10-3 11-9 1-3 0-8-6-8h-9z">
          <text:p/>
        </draw:path>
        <draw:polygon draw:style-name="gr146" draw:text-style-name="P33" draw:layer="layout" svg:width="0.018cm" svg:height="0.016cm" svg:x="16.975cm" svg:y="18.923cm" svg:viewBox="0 0 19 17" draw:points="18,3 7,3 6,6 15,6 15,9 5,9 5,14 15,14 14,17 0,17 4,0 19,0">
          <text:p/>
        </draw:polygon>
        <draw:path draw:style-name="gr147" draw:text-style-name="P34" draw:layer="layout" svg:width="0.081cm" svg:height="0.045cm" svg:x="16.937cm" svg:y="18.85cm" svg:viewBox="0 0 82 46" svg:d="M82 20v-20h-44c-20-1-36 14-38 32 0 1 0 2 0 3 0 4 1 7 3 11h23c-3-3-6-7-6-11 0-7 5-13 12-15z">
          <text:p/>
        </draw:path>
        <draw:path draw:style-name="gr147" draw:text-style-name="P34" draw:layer="layout" svg:width="0.079cm" svg:height="0.045cm" svg:x="16.928cm" svg:y="18.872cm" svg:viewBox="0 0 80 46" svg:d="M0 28v18h43c19 2 36-12 37-32v-2c0-4-1-8-2-12h-24c4 3 6 7 7 12 0 7-5 13-12 16z">
          <text:p/>
        </draw:path>
        <draw:path draw:style-name="gr146" draw:text-style-name="P33"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46" draw:text-style-name="P33"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46" draw:text-style-name="P33" draw:layer="layout" svg:width="0.015cm" svg:height="0.015cm" svg:x="17.428cm" svg:y="18.926cm" svg:viewBox="0 0 16 16" svg:d="M7 16c-4 0-7-4-7-9 0-3 3-7 7-7 6 0 9 4 9 7 0 5-3 9-9 9zM7 2c-3 0-6 2-6 5 0 4 3 7 6 7 5 0 7-3 7-7 0-3-2-5-7-5z">
          <text:p/>
        </draw:path>
        <draw:path draw:style-name="gr146" draw:text-style-name="P33" draw:layer="layout" svg:width="0.008cm" svg:height="0.009cm" svg:x="17.432cm" svg:y="18.929cm" svg:viewBox="0 0 9 10" svg:d="M7 6l2 4h-2l-3-4h-1v4h-3v-10h4c3 0 4 1 4 4 0 0 0 1-1 2zM5 1h-1v4h1c1 0 2-1 2-1 0-2-1-3-2-3z">
          <text:p/>
        </draw:path>
        <draw:frame draw:style-name="gr145"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46" draw:text-style-name="P33" draw:layer="layout" svg:width="0.019cm" svg:height="0.017cm" svg:x="13.284cm" svg:y="34.09cm" svg:viewBox="0 0 20 18" svg:d="M7 8l1-5h6c2 0 2 2 2 3s-2 2-4 2zM0 18h4l2-7h5c3 0 3 1 2 4 0 1 0 2 0 3h4c-1 0 0-1 0-3 1-4 0-5-1-6 2 0 3-2 4-4 0-1 0-5-5-5h-10z">
          <text:p/>
        </draw:path>
        <draw:polygon draw:style-name="gr146" draw:text-style-name="P33" draw:layer="layout" svg:width="0.008cm" svg:height="0.017cm" svg:x="13.304cm" svg:y="34.09cm" svg:viewBox="0 0 9 18" draw:points="4,18 0,18 4,0 9,0">
          <text:p/>
        </draw:polygon>
        <draw:path draw:style-name="gr146" draw:text-style-name="P33" draw:layer="layout" svg:width="0.019cm" svg:height="0.017cm" svg:x="13.311cm" svg:y="34.09cm" svg:viewBox="0 0 20 18" svg:d="M8 3h4c1 0 4 0 3 6-1 2-3 6-6 6h-4zM0 18h9c5 0 10-5 11-9s0-9-7-9h-8z">
          <text:p/>
        </draw:path>
        <draw:polygon draw:style-name="gr146" draw:text-style-name="P33" draw:layer="layout" svg:width="0.018cm" svg:height="0.017cm" svg:x="13.331cm" svg:y="34.09cm" svg:viewBox="0 0 19 18" draw:points="18,3 8,3 7,7 16,7 16,10 5,10 5,15 16,15 15,18 0,18 4,0 19,0">
          <text:p/>
        </draw:polygon>
        <draw:path draw:style-name="gr147" draw:text-style-name="P34" draw:layer="layout" svg:width="0.081cm" svg:height="0.045cm" svg:x="13.293cm" svg:y="34.018cm" svg:viewBox="0 0 82 46" svg:d="M82 20v-20h-43c-21-1-37 13-39 32v2c0 4 1 8 3 12h23c-4-3-6-7-6-11 0-7 5-14 13-15z">
          <text:p/>
        </draw:path>
        <draw:path draw:style-name="gr147" draw:text-style-name="P34" draw:layer="layout" svg:width="0.079cm" svg:height="0.045cm" svg:x="13.284cm" svg:y="34.04cm" svg:viewBox="0 0 80 46" svg:d="M0 26v20h43c19 1 36-14 37-32v-2c0-4-1-8-2-12h-24c4 3 6 7 7 12 0 7-5 13-12 14z">
          <text:p/>
        </draw:path>
        <draw:path draw:style-name="gr146" draw:text-style-name="P33"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46" draw:text-style-name="P33"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46" draw:text-style-name="P33" draw:layer="layout" svg:width="0.015cm" svg:height="0.014cm" svg:x="13.784cm" svg:y="34.094cm" svg:viewBox="0 0 16 15" svg:d="M7 15c-4 0-7-3-7-7 0-5 3-8 7-8 5 0 9 3 9 8 0 4-4 7-9 7zM7 2c-3 0-6 3-6 6s3 6 6 6c4 0 7-3 7-6s-3-6-7-6z">
          <text:p/>
        </draw:path>
        <draw:path draw:style-name="gr146" draw:text-style-name="P33" draw:layer="layout" svg:width="0.008cm" svg:height="0.008cm" svg:x="13.788cm" svg:y="34.097cm" svg:viewBox="0 0 9 9" svg:d="M7 6l2 3h-2l-4-3h-1v3h-2v-9h3c4 0 5 1 5 2 0 2 0 3-1 4zM4 1h-2v4h2c1 0 3-1 3-3 0-1-2-1-3-1z">
          <text:p/>
        </draw:path>
        <draw:path draw:style-name="gr148" draw:text-style-name="P35"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48" draw:text-style-name="P35"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48" draw:text-style-name="P35" draw:layer="layout" svg:width="0.164cm" svg:height="0.194cm" svg:x="4.578cm" svg:y="22.276cm" svg:viewBox="0 0 165 195" draw:points="124,107 124,0 165,0 165,195 41,89 41,195 0,195 0,0">
          <text:p/>
        </draw:polygon>
        <draw:polygon draw:style-name="gr148" draw:text-style-name="P35" draw:layer="layout" svg:width="0.164cm" svg:height="0.194cm" svg:x="4.764cm" svg:y="22.276cm" svg:viewBox="0 0 165 195" draw:points="124,107 124,0 165,0 165,195 41,89 41,195 0,195 0,0">
          <text:p/>
        </draw:polygon>
        <draw:polygon draw:style-name="gr148" draw:text-style-name="P35" draw:layer="layout" svg:width="0.123cm" svg:height="0.194cm" svg:x="4.95cm" svg:y="22.276cm" svg:viewBox="0 0 124 195" draw:points="124,0 124,40 41,40 41,79 103,79 103,117 41,117 41,156 124,156 124,195 41,195 0,195 0,117 0,79 0,0">
          <text:p/>
        </draw:polygon>
        <draw:path draw:style-name="gr148" draw:text-style-name="P35"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48" draw:text-style-name="P35" draw:layer="layout" svg:width="0.143cm" svg:height="0.194cm" svg:x="5.271cm" svg:y="22.276cm" svg:viewBox="0 0 144 195" draw:points="93,0 144,0 144,40 93,40 93,195 51,195 51,40 0,40 0,0 51,0">
          <text:p/>
        </draw:polygon>
        <draw:path draw:style-name="gr149" draw:text-style-name="P36" draw:layer="layout" svg:width="0.013cm" svg:height="0.012cm" svg:x="4.98cm" svg:y="22.232cm" svg:viewBox="0 0 14 13" svg:d="M0 13h3l1-5h4c2 0 2 1 2 2-1 2-1 2-1 3h3l1-1c-1 0-1 0 0-2 0-2 0-2-1-3 1 0 2-1 2-4 1-1 0-3-3-3h-8zM5 6v-4h5c2 0 2 1 1 2 0 2-1 2-2 2z">
          <text:p/>
        </draw:path>
        <draw:polygon draw:style-name="gr149" draw:text-style-name="P36" draw:layer="layout" svg:width="0.005cm" svg:height="0.012cm" svg:x="4.994cm" svg:y="22.232cm" svg:viewBox="0 0 6 13" draw:points="3,13 0,13 3,0 6,0">
          <text:p/>
        </draw:polygon>
        <draw:path draw:style-name="gr149" draw:text-style-name="P36" draw:layer="layout" svg:width="0.012cm" svg:height="0.012cm" svg:x="5cm" svg:y="22.232cm" svg:viewBox="0 0 13 13" svg:d="M0 13h5c6 0 8-4 8-6 1-4 1-7-5-7h-6zM5 2h2c1 0 3 0 2 5 0 2-1 4-4 4h-2z">
          <text:p/>
        </draw:path>
        <draw:polygon draw:style-name="gr149" draw:text-style-name="P36" draw:layer="layout" svg:width="0.012cm" svg:height="0.012cm" svg:x="5.013cm" svg:y="22.232cm" svg:viewBox="0 0 13 13" draw:points="13,2 5,2 4,6 12,6 11,8 4,8 3,11 11,11 11,13 0,13 3,0 13,0">
          <text:p/>
        </draw:polygon>
        <draw:path draw:style-name="gr150" draw:text-style-name="P37" draw:layer="layout" svg:width="0.056cm" svg:height="0.032cm" svg:x="4.987cm" svg:y="22.181cm" svg:viewBox="0 0 57 33" svg:d="M57 13v-13h-31c-15 0-26 10-26 24 0 3 0 5 2 9h16c-3-3-5-6-5-9 0-5 4-9 9-10l1-1z">
          <text:p/>
        </draw:path>
        <draw:path draw:style-name="gr150" draw:text-style-name="P37" draw:layer="layout" svg:width="0.056cm" svg:height="0.031cm" svg:x="4.98cm" svg:y="22.197cm" svg:viewBox="0 0 57 32" svg:d="M0 19v13h29c15 0 28-9 28-24 0-3-1-5-2-8h-18c3 2 5 5 5 8 0 5-4 10-9 11h-1z">
          <text:p/>
        </draw:path>
        <draw:path draw:style-name="gr149" draw:text-style-name="P36"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49" draw:text-style-name="P36"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49" draw:text-style-name="P36" draw:layer="layout" svg:width="0.011cm" svg:height="0.009cm" svg:x="5.329cm" svg:y="22.235cm" svg:viewBox="0 0 12 10" svg:d="M5 1c-2 0-4 1-4 3 0 3 2 4 4 4 4 0 6-1 6-4 0-2-2-3-6-3zM5 10c-2 0-5-3-5-6 0-2 3-4 5-4 4 0 7 2 7 4 0 3-3 6-7 6z">
          <text:p/>
        </draw:path>
        <draw:path draw:style-name="gr149" draw:text-style-name="P36" draw:layer="layout" svg:width="0.005cm" svg:height="0.006cm" svg:x="5.332cm" svg:y="22.236cm" svg:viewBox="0 0 6 7" svg:d="M4 1h-2v3h2c0 0 1 0 1-1zM5 5l1 2h-1l-1-2h-2v2h-2v-7h4c1 0 2 1 2 3 0 1 0 2-1 2z">
          <text:p/>
        </draw:path>
        <draw:path draw:style-name="gr151" draw:text-style-name="P38"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51" draw:text-style-name="P38"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51" draw:text-style-name="P38" draw:layer="layout" svg:width="0.112cm" svg:height="0.133cm" svg:x="4.407cm" svg:y="22.098cm" svg:viewBox="0 0 113 134" svg:d="M113 0v54 27c0 15-5 27-16 38-11 10-25 15-40 15-16 0-29-5-41-15-11-11-16-23-16-38v-27-54h29v54 24 3c0 7 3 14 8 19 6 5 12 7 20 7s14-2 20-7c5-5 8-12 8-19v-3-24-54z">
          <text:p/>
        </draw:path>
        <draw:polygon draw:style-name="gr151" draw:text-style-name="P38" draw:layer="layout" svg:width="0.029cm" svg:height="0.133cm" svg:x="4.532cm" svg:y="22.098cm" svg:viewBox="0 0 30 134" draw:points="0,0 30,0 30,134 0,134">
          <text:p/>
        </draw:polygon>
        <draw:path draw:style-name="gr151" draw:text-style-name="P38"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51" draw:text-style-name="P38"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14:26.907000000</dc:date>
    <meta:editing-duration>PT17H20M6S</meta:editing-duration>
    <meta:editing-cycles>85</meta:editing-cycles>
    <meta:document-statistic meta:object-count="723"/>
  </office:meta>
</office:document-meta>
</file>